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CMR10" svg:font-family="CMR10"/>
    <style:font-face style:name="OpenSymbol" svg:font-family="OpenSymbol"/>
    <style:font-face style:name="StarSymbol" svg:font-family="StarSymbol"/>
    <style:font-face style:name="Tahoma1" svg:font-family="Tahoma"/>
    <style:font-face style:name="Times New Roman2" svg:font-family="'Times New Roman'"/>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3" style:family="table">
      <style:table-properties style:width="6.7854in" style:rel-width="100%" table:align="left" style:may-break-between-rows="false"/>
    </style:style>
    <style:style style:name="Table3.A" style:family="table-column">
      <style:table-column-properties style:column-width="1.3569in" style:rel-column-width="1989*"/>
    </style:style>
    <style:style style:name="Table3.B" style:family="table-column">
      <style:table-column-properties style:column-width="5.4285in" style:rel-column-width="7956*"/>
    </style:style>
    <style:style style:name="Table3.A1" style:family="table-cell">
      <style:table-cell-properties fo:padding="0.0194in" fo:border="none"/>
    </style:style>
    <style:style style:name="Table2" style:family="table">
      <style:table-properties style:width="6.7854in" style:rel-width="100%" table:align="left" style:may-break-between-rows="false"/>
    </style:style>
    <style:style style:name="Table2.A" style:family="table-column">
      <style:table-column-properties style:column-width="1.2715in" style:rel-column-width="1961*"/>
    </style:style>
    <style:style style:name="Table2.B" style:family="table-column">
      <style:table-column-properties style:column-width="5.5139in" style:rel-column-width="8505*"/>
    </style:style>
    <style:style style:name="Table2.A1" style:family="table-cell">
      <style:table-cell-properties fo:padding="0.0194in" fo:border="none"/>
    </style:style>
    <style:style style:name="Table4" style:family="table">
      <style:table-properties style:width="6.7854in" style:rel-width="100%" table:align="left" style:may-break-between-rows="false"/>
    </style:style>
    <style:style style:name="Table4.A" style:family="table-column">
      <style:table-column-properties style:column-width="1.2715in" style:rel-column-width="1961*"/>
    </style:style>
    <style:style style:name="Table4.B" style:family="table-column">
      <style:table-column-properties style:column-width="5.5139in" style:rel-column-width="8505*"/>
    </style:style>
    <style:style style:name="Table4.A1" style:family="table-cell">
      <style:table-cell-properties fo:padding="0.0194in" fo:border="none"/>
    </style:style>
    <style:style style:name="Table5" style:family="table">
      <style:table-properties style:width="6.9063in" table:align="left" style:may-break-between-rows="false"/>
    </style:style>
    <style:style style:name="Table5.A" style:family="table-column">
      <style:table-column-properties style:column-width="1.2944in"/>
    </style:style>
    <style:style style:name="Table5.B" style:family="table-column">
      <style:table-column-properties style:column-width="5.6118in"/>
    </style:style>
    <style:style style:name="Table5.A1" style:family="table-cell">
      <style:table-cell-properties fo:padding="0.0194in" fo:border="none"/>
    </style:style>
    <style:style style:name="Table6" style:family="table">
      <style:table-properties style:width="6.7854in" style:rel-width="100%" table:align="left" style:may-break-between-rows="false"/>
    </style:style>
    <style:style style:name="Table6.A" style:family="table-column">
      <style:table-column-properties style:column-width="1.2715in" style:rel-column-width="1961*"/>
    </style:style>
    <style:style style:name="Table6.B" style:family="table-column">
      <style:table-column-properties style:column-width="5.5139in" style:rel-column-width="8505*"/>
    </style:style>
    <style:style style:name="Table6.A1" style:family="table-cell">
      <style:table-cell-properties fo:padding="0.0194in" fo:border="none"/>
    </style:style>
    <style:style style:name="Table7" style:family="table">
      <style:table-properties style:width="6.9063in" table:align="left" style:may-break-between-rows="false"/>
    </style:style>
    <style:style style:name="Table7.A" style:family="table-column">
      <style:table-column-properties style:column-width="1.2944in"/>
    </style:style>
    <style:style style:name="Table7.B" style:family="table-column">
      <style:table-column-properties style:column-width="5.6118in"/>
    </style:style>
    <style:style style:name="Table7.A1" style:family="table-cell">
      <style:table-cell-properties fo:padding="0.0194in" fo:border="none"/>
    </style:style>
    <style:style style:name="Table8" style:family="table">
      <style:table-properties style:width="6.9063in" table:align="left" style:may-break-between-rows="false"/>
    </style:style>
    <style:style style:name="Table8.A" style:family="table-column">
      <style:table-column-properties style:column-width="1.2944in"/>
    </style:style>
    <style:style style:name="Table8.B" style:family="table-column">
      <style:table-column-properties style:column-width="5.6118in"/>
    </style:style>
    <style:style style:name="Table8.A1" style:family="table-cell">
      <style:table-cell-properties fo:padding="0.0194in" fo:border="none"/>
    </style:style>
    <style:style style:name="Table9" style:family="table">
      <style:table-properties style:width="6.9063in" table:align="left" style:may-break-between-rows="false"/>
    </style:style>
    <style:style style:name="Table9.A" style:family="table-column">
      <style:table-column-properties style:column-width="1.2944in"/>
    </style:style>
    <style:style style:name="Table9.B" style:family="table-column">
      <style:table-column-properties style:column-width="5.6118in"/>
    </style:style>
    <style:style style:name="Table9.A1" style:family="table-cell">
      <style:table-cell-properties fo:padding="0.0194in" fo:border="none"/>
    </style:style>
    <style:style style:name="Table10" style:family="table">
      <style:table-properties style:width="6.9063in" table:align="left" style:may-break-between-rows="false"/>
    </style:style>
    <style:style style:name="Table10.A" style:family="table-column">
      <style:table-column-properties style:column-width="1.2944in"/>
    </style:style>
    <style:style style:name="Table10.B" style:family="table-column">
      <style:table-column-properties style:column-width="5.6118in"/>
    </style:style>
    <style:style style:name="Table10.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paragraph-properties fo:margin-left="0in" fo:margin-right="0in" fo:margin-top="0.1201in" fo:margin-bottom="0in" fo:line-height="150%" fo:text-align="justify" style:justify-single-word="false" fo:text-indent="0in" style:auto-text-indent="false"/>
    </style:style>
    <style:style style:name="P3" style:family="paragraph" style:parent-style-name="Standard">
      <style:paragraph-properties fo:margin-left="0in" fo:margin-right="0in" fo:margin-top="0.1201in" fo:margin-bottom="0in" fo:line-height="150%" fo:text-align="justify" style:justify-single-word="false" fo:text-indent="0in" style:auto-text-indent="false"/>
      <style:text-properties fo:font-variant="normal" fo:text-transform="none" fo:color="#000000" style:font-name="Times New Roman" fo:font-size="12pt" fo:letter-spacing="normal" fo:language="en" fo:country="US" fo:font-style="normal" fo:font-weight="normal" style:font-name-asian="Arial Unicode MS" style:font-size-asian="12pt" style:font-name-complex="CMR10" style:font-size-complex="12pt"/>
    </style:style>
    <style:style style:name="P4" style:family="paragraph" style:parent-style-name="Standard">
      <style:paragraph-properties fo:margin-left="0in" fo:margin-right="0in" fo:margin-top="0.1201in" fo:margin-bottom="0in" fo:line-height="150%" fo:text-indent="0in" style:auto-text-indent="false"/>
      <style:text-properties style:font-name="Times New Roman" style:font-name-asian="Arial Unicode MS" style:font-name-complex="Tahoma"/>
    </style:style>
    <style:style style:name="P5" style:family="paragraph" style:parent-style-name="Standard">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6" style:family="paragraph" style:parent-style-name="Table_20_Contents">
      <style:paragraph-properties fo:margin-left="0in" fo:margin-right="0in" fo:margin-top="0.1201in" fo:margin-bottom="0in" fo:line-height="150%" fo:text-indent="0in" style:auto-text-indent="false"/>
    </style:style>
    <style:style style:name="P7" style:family="paragraph" style:parent-style-name="Table_20_Contents">
      <style:paragraph-properties fo:margin-left="0in" fo:margin-right="0in" fo:margin-top="0.1201in" fo:margin-bottom="0in" fo:line-height="100%" fo:text-indent="0in" style:auto-text-indent="false"/>
    </style:style>
    <style:style style:name="P8"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9" style:family="paragraph" style:parent-style-name="Standard" style:master-page-name="">
      <style:paragraph-properties fo:margin-left="0in" fo:margin-right="0in" fo:margin-top="0.1201in" fo:margin-bottom="0in" fo:line-height="150%" fo:text-align="justify" style:justify-single-word="false" fo:text-indent="0in" style:auto-text-indent="false" style:page-number="auto" style:shadow="none">
        <style:tab-stops/>
      </style:paragraph-properties>
    </style:style>
    <style:style style:name="P10" style:family="paragraph" style:parent-style-name="Text_20_body" style:master-page-name="">
      <style:paragraph-properties fo:margin-left="0in" fo:margin-right="0in" fo:margin-top="0.1201in" fo:margin-bottom="0in" fo:line-height="150%" fo:text-align="justify" style:justify-single-word="false" fo:text-indent="0in" style:auto-text-indent="false" style:page-number="auto"/>
    </style:style>
    <style:style style:name="P11" style:family="paragraph" style:parent-style-name="Text_20_body" style:master-page-name="">
      <style:paragraph-properties fo:margin-left="0in" fo:margin-right="0in" fo:margin-top="0.1201in" fo:margin-bottom="0in" fo:line-height="150%" fo:text-align="justify" style:justify-single-word="false" fo:text-indent="0in" style:auto-text-indent="false" style:page-number="auto"/>
      <style:text-properties fo:font-variant="normal" fo:text-transform="none" fo:color="#000000" style:font-name="Times New Roman"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P12"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13"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14"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15" style:family="paragraph" style:parent-style-name="Text_20_body">
      <style:paragraph-properties fo:margin-left="0in" fo:margin-right="0in" fo:margin-top="0.1201in" fo:margin-bottom="0in" fo:line-height="150%" fo:text-align="justify" style:justify-single-word="false" fo:text-indent="0in" style:auto-text-indent="false"/>
      <style:text-properties fo:font-variant="normal" fo:text-transform="none" fo:color="#000000" style:font-name="Times New Roman" fo:letter-spacing="normal" fo:language="en" fo:country="US" style:font-name-asian="Arial Unicode MS" style:font-name-complex="CMR10"/>
    </style:style>
    <style:style style:name="P16" style:family="paragraph" style:parent-style-name="Standard">
      <style:paragraph-properties fo:margin-left="0in" fo:margin-right="0in" fo:margin-top="0in" fo:margin-bottom="0in" fo:line-height="100%" fo:text-align="justify" style:justify-single-word="false" fo:text-indent="0in" style:auto-text-indent="false"/>
    </style:style>
    <style:style style:name="P17" style:family="paragraph" style:parent-style-name="Standard">
      <style:paragraph-properties fo:margin-left="0in" fo:margin-right="0in" fo:margin-top="0in" fo:margin-bottom="0in" fo:line-height="100%" fo:text-align="justify" style:justify-single-word="false" fo:text-indent="0in" style:auto-text-indent="false" style:shadow="none"/>
    </style:style>
    <style:style style:name="P1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19" style:family="paragraph" style:parent-style-name="Heading_20_2a">
      <style:paragraph-properties>
        <style:tab-stops>
          <style:tab-stop style:position="6.9063in" style:type="right" style:leader-style="dotted" style:leader-text="."/>
        </style:tab-stops>
      </style:paragraph-properties>
    </style:style>
    <style:style style:name="P20" style:family="paragraph" style:parent-style-name="Contents_20_1">
      <style:paragraph-properties>
        <style:tab-stops>
          <style:tab-stop style:position="6.9063in" style:type="right" style:leader-style="dotted" style:leader-text="."/>
        </style:tab-stops>
      </style:paragraph-properties>
    </style:style>
    <style:style style:name="P21" style:family="paragraph" style:parent-style-name="Standard">
      <style:paragraph-properties fo:margin-top="0.1201in" fo:margin-bottom="0in" fo:line-height="150%"/>
    </style:style>
    <style:style style:name="P22" style:family="paragraph" style:parent-style-name="Standard">
      <style:paragraph-properties fo:margin-top="0.1201in" fo:margin-bottom="0in" fo:line-height="150%" fo:text-align="justify" style:justify-single-word="false"/>
    </style:style>
    <style:style style:name="P23" style:family="paragraph" style:parent-style-name="Text_20_body">
      <style:paragraph-properties fo:margin-top="0.1201in" fo:margin-bottom="0in" fo:line-height="150%"/>
      <style:text-properties style:font-name="Courier New1" style:font-name-asian="Arial Unicode MS" style:font-name-complex="Tahoma"/>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margin-top="0in" fo:margin-bottom="0in" fo:line-height="100%"/>
    </style:style>
    <style:style style:name="P26"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27" style:family="paragraph" style:parent-style-name="Standard">
      <style:paragraph-properties fo:text-align="center" style:justify-single-word="false"/>
      <style:text-properties style:font-name="Times New Roman" fo:font-size="26pt" style:font-size-asian="26pt" style:font-size-complex="26pt"/>
    </style:style>
    <style:style style:name="P28" style:family="paragraph" style:parent-style-name="Standard">
      <style:paragraph-properties fo:text-align="center" style:justify-single-word="false"/>
      <style:text-properties style:font-name="Times New Roman" fo:font-size="18pt" style:font-size-asian="18pt" style:font-size-complex="18pt"/>
    </style:style>
    <style:style style:name="P29" style:family="paragraph" style:parent-style-name="Text_20_body">
      <style:paragraph-properties fo:line-height="150%" fo:text-align="justify" style:justify-single-word="false"/>
      <style:text-properties style:font-name="Times New Roman"/>
    </style:style>
    <style:style style:name="P30" style:family="paragraph" style:parent-style-name="Standard">
      <style:paragraph-properties fo:margin-left="0in" fo:margin-right="0in" fo:margin-top="0.1201in" fo:margin-bottom="0in" fo:line-height="150%" fo:text-align="justify" style:justify-single-word="false" fo:text-indent="0in" style:auto-text-indent="false"/>
      <style:text-properties fo:font-variant="normal" fo:text-transform="none" fo:color="#000000" style:font-name="Times New Roman" fo:letter-spacing="normal" fo:language="en" fo:country="US" style:font-name-asian="Arial Unicode MS" style:font-name-complex="CMR10"/>
    </style:style>
    <style:style style:name="P31" style:family="paragraph" style:parent-style-name="Standard" style:master-page-name="Standard">
      <style:paragraph-properties style:page-number="auto" fo:break-before="page"/>
    </style:style>
    <style:style style:name="P32" style:family="paragraph" style:parent-style-name="Standard">
      <style:paragraph-properties fo:text-align="center" style:justify-single-word="false"/>
      <style:text-properties style:font-name="Times New Roman" fo:font-size="26pt" style:font-size-asian="26pt" style:font-size-complex="26pt"/>
    </style:style>
    <style:style style:name="P33" style:family="paragraph" style:parent-style-name="Heading_20_2">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4" style:family="paragraph" style:parent-style-name="Heading_20_2" style:master-page-name="">
      <style:paragraph-properties fo:margin-left="0in" fo:margin-right="0in" fo:margin-top="0.1201in" fo:margin-bottom="0in" fo:line-height="150%" fo:text-align="justify" style:justify-single-word="false" fo:text-indent="0in" style:auto-text-indent="false" style:page-number="auto" fo:keep-with-next="always"/>
      <style:text-properties style:font-name="Times New Roman" style:font-name-asian="Arial Unicode MS" style:font-name-complex="Tahoma"/>
    </style:style>
    <style:style style:name="P35" style:family="paragraph" style:parent-style-name="Heading_20_1">
      <style:paragraph-properties fo:line-height="150%" fo:text-align="justify" style:justify-single-word="false"/>
      <style:text-properties style:font-name="Times New Roman"/>
    </style:style>
    <style:style style:name="P36"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37"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8"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9" style:family="paragraph" style:parent-style-name="Preformatted_20_Text" style:list-style-name="L1">
      <style:paragraph-properties fo:margin-top="0.1201in" fo:margin-bottom="0in" fo:line-height="150%" fo:text-align="justify" style:justify-single-word="false"/>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size-asian="12pt" style:font-weight-asian="bold" style:font-size-complex="12pt" style:font-weight-complex="bold"/>
    </style:style>
    <style:style style:name="T4"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5" style:family="text">
      <style:text-properties style:font-name="Times New Roman" style:font-name-asian="Arial Unicode MS" style:font-name-complex="Tahoma"/>
    </style:style>
    <style:style style:name="T6" style:family="text">
      <style:text-properties fo:font-variant="normal" fo:text-transform="none" fo:color="#000000" style:font-name="Times New Roman" fo:font-size="12pt" fo:letter-spacing="normal" fo:language="en" fo:country="US" fo:font-style="normal" fo:font-weight="normal" style:font-name-asian="Arial Unicode MS" style:font-size-asian="12pt" style:font-name-complex="Tahoma" style:font-size-complex="12pt"/>
    </style:style>
    <style:style style:name="T7" style:family="text">
      <style:text-properties fo:font-variant="normal" fo:text-transform="none" fo:color="#000000" style:font-name="Times New Roman" fo:font-size="12pt" fo:letter-spacing="normal" fo:language="en" fo:country="US" fo:font-style="normal" fo:font-weight="normal" style:font-name-asian="Arial Unicode MS" style:font-size-asian="12pt" style:font-name-complex="CMR10" style:font-size-complex="12pt"/>
    </style:style>
    <style:style style:name="T8" style:family="text">
      <style:text-properties fo:font-variant="normal" fo:text-transform="none" fo:color="#000000" style:font-name="Times New Roman"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T9" style:family="text">
      <style:text-properties fo:font-variant="normal" fo:text-transform="none" fo:color="#000000" style:font-name="Times New Roman" fo:font-size="12pt" fo:letter-spacing="normal" fo:language="en" fo:country="GB" fo:font-style="normal" fo:font-weight="normal" style:font-name-asian="Arial Unicode MS" style:font-size-asian="12pt" style:font-name-complex="Tahoma" style:font-size-complex="12pt"/>
    </style:style>
    <style:style style:name="T10" style:family="text">
      <style:text-properties fo:font-variant="normal" fo:text-transform="none" fo:color="#000000" style:font-name="Times New Roman" fo:font-size="12pt" fo:letter-spacing="normal" fo:language="en" fo:country="GB" fo:font-style="normal" fo:font-weight="bold" style:font-name-asian="Arial Unicode MS" style:font-size-asian="12pt" style:font-weight-asian="bold" style:font-name-complex="CMR10" style:font-size-complex="12pt" style:font-weight-complex="bold"/>
    </style:style>
    <style:style style:name="T11" style:family="text">
      <style:text-properties fo:font-variant="normal" fo:text-transform="none" fo:color="#000000" style:font-name="Times New Roman" fo:font-size="12pt" fo:letter-spacing="normal" fo:language="en" fo:country="GB" fo:font-style="normal" fo:font-weight="bold" style:font-name-asian="Arial Unicode MS" style:font-size-asian="12pt" style:font-weight-asian="bold" style:font-name-complex="Tahoma" style:font-size-complex="12pt" style:font-weight-complex="bold"/>
    </style:style>
    <style:style style:name="T12" style:family="text">
      <style:text-properties fo:font-variant="normal" fo:text-transform="none" fo:color="#000000" style:font-name="Times New Roman" fo:font-size="12pt" fo:letter-spacing="normal" fo:language="en" fo:country="GB" fo:font-weight="bold" style:font-name-asian="Arial Unicode MS" style:font-size-asian="12pt" style:font-weight-asian="bold" style:font-name-complex="CMR10" style:font-size-complex="12pt" style:font-weight-complex="bold"/>
    </style:style>
    <style:style style:name="T13" style:family="text">
      <style:text-properties fo:font-variant="normal" fo:text-transform="none" fo:color="#000000" style:font-name="Times New Roman" fo:letter-spacing="normal" fo:language="en" fo:country="US" style:font-name-asian="Arial Unicode MS" style:font-name-complex="CMR10"/>
    </style:style>
    <style:style style:name="T14" style:family="text">
      <style:text-properties fo:font-variant="normal" fo:text-transform="none" fo:color="#000000" style:font-name="Times New Roman" fo:letter-spacing="normal" fo:language="en" fo:country="US" fo:font-style="italic" style:font-name-asian="Arial Unicode MS" style:font-style-asian="italic" style:font-name-complex="CMR10" style:font-style-complex="italic"/>
    </style:style>
    <style:style style:name="T15" style:family="text">
      <style:text-properties fo:font-variant="normal" fo:text-transform="none" fo:color="#000000" style:font-name="Times New Roman2" fo:font-size="12pt" fo:letter-spacing="normal" fo:language="en" fo:country="US" fo:font-style="normal" fo:font-weight="normal" style:font-name-asian="Arial Unicode MS" style:font-size-asian="12pt" style:font-name-complex="CMR10" style:font-size-complex="12pt"/>
    </style:style>
    <style:style style:name="T16" style:family="text">
      <style:text-properties fo:font-variant="normal" fo:text-transform="none" fo:color="#000000" style:font-name="Times New Roman2" fo:font-size="12pt" fo:letter-spacing="normal" fo:language="es" fo:country="ES" fo:font-style="normal" fo:font-weight="normal" style:font-name-asian="Arial Unicode MS" style:font-size-asian="12pt" style:font-name-complex="CMR10" style:font-size-complex="12pt"/>
    </style:style>
    <style:style style:name="T17" style:family="text">
      <style:text-properties fo:font-variant="normal" fo:text-transform="none" fo:color="#000000" style:font-name="Courier New1" fo:font-size="12pt" fo:letter-spacing="normal" fo:language="en" fo:country="US" fo:font-style="normal" fo:font-weight="normal" style:font-name-asian="Arial Unicode MS" style:font-size-asian="12pt" style:font-name-complex="CMR10" style:font-size-complex="12pt"/>
    </style:style>
    <style:style style:name="T18" style:family="text">
      <style:text-properties fo:font-variant="normal" fo:text-transform="none" fo:color="#000000" style:font-name="Courier New1" fo:font-size="12pt" fo:letter-spacing="normal" fo:language="en" fo:country="US" fo:font-style="normal" fo:font-weight="normal" style:font-name-asian="Arial Unicode MS" style:font-size-asian="12pt" style:font-name-complex="Tahoma" style:font-size-complex="12pt"/>
    </style:style>
    <style:style style:name="T19" style:family="text">
      <style:text-properties fo:font-variant="normal" fo:text-transform="none" fo:color="#000000" style:font-name="Courier New1"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T20" style:family="text">
      <style:text-properties fo:font-variant="normal" fo:text-transform="none" fo:color="#000000" style:font-name="Courier New1" fo:font-size="12pt" fo:letter-spacing="normal" fo:language="en" fo:country="GB" fo:font-style="normal" fo:font-weight="normal" style:font-size-asian="12pt" style:font-size-complex="12pt"/>
    </style:style>
    <style:style style:name="T21" style:family="text">
      <style:text-properties fo:font-variant="normal" fo:text-transform="none" fo:color="#000000" style:font-name="Courier New1" fo:font-size="12pt" fo:letter-spacing="normal" fo:language="en" fo:country="GB" fo:font-style="normal" fo:font-weight="normal" style:font-name-asian="Arial Unicode MS" style:font-size-asian="12pt" style:font-name-complex="Tahoma" style:font-size-complex="12pt"/>
    </style:style>
    <style:style style:name="T22" style:family="text">
      <style:text-properties fo:font-variant="normal" fo:text-transform="none" fo:color="#000000" style:font-name="Courier New1" fo:letter-spacing="normal" fo:language="en" fo:country="US" style:font-name-asian="Arial Unicode MS" style:font-name-complex="CMR10"/>
    </style:style>
    <style:style style:name="T23" style:family="text">
      <style:text-properties fo:font-variant="normal" fo:text-transform="none" fo:color="#000000" style:font-name="Courier New1" fo:font-size="10pt" fo:letter-spacing="normal" fo:language="en" fo:country="GB" fo:font-style="normal" fo:font-weight="normal" style:font-name-asian="Arial Unicode MS" style:font-size-asian="10pt" style:font-name-complex="Tahoma" style:font-size-complex="10pt"/>
    </style:style>
    <style:style style:name="T24" style:family="text">
      <style:text-properties fo:font-variant="normal" fo:text-transform="none" fo:color="#000000" style:text-position="super 58%" style:font-name="Times New Roman2" fo:font-size="12pt" fo:letter-spacing="normal" fo:language="en" fo:country="US" fo:font-style="normal" fo:font-weight="normal" style:font-name-asian="Arial Unicode MS" style:font-size-asian="12pt" style:font-name-complex="CMR10" style:font-size-complex="12pt"/>
    </style:style>
    <style:style style:name="T25" style:family="text">
      <style:text-properties fo:font-variant="normal" fo:text-transform="none" fo:color="#000000" style:font-name="Courier New2" fo:font-size="12pt" fo:letter-spacing="normal" fo:language="en" fo:country="US" fo:font-style="normal" fo:font-weight="normal" style:font-name-asian="Arial Unicode MS" style:font-size-asian="12pt" style:font-name-complex="CMR10" style:font-size-complex="12pt"/>
    </style:style>
    <style:style style:name="T26" style:family="text">
      <style:text-properties fo:font-variant="normal" fo:text-transform="none" fo:color="#000000" style:font-name="Courier New2" fo:font-size="12pt" fo:letter-spacing="normal" fo:language="en" fo:country="US" fo:font-style="normal" fo:font-weight="normal" style:font-name-asian="Arial Unicode MS" style:font-name-complex="CMR10"/>
    </style:style>
    <style:style style:name="T27" style:family="text">
      <style:text-properties fo:font-variant="normal" fo:text-transform="none" fo:color="#000000" style:font-name="Courier New2"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T28" style:family="text">
      <style:text-properties fo:font-variant="normal" fo:text-transform="none" fo:color="#000000" style:font-name="Courier New2" fo:font-size="12pt" fo:letter-spacing="normal" fo:language="en" fo:country="GB" fo:font-style="normal" fo:font-weight="normal" style:font-name-asian="Arial Unicode MS" style:font-size-asian="12pt" style:font-name-complex="Tahoma" style:font-size-complex="12pt"/>
    </style:style>
    <style:style style:name="T29" style:family="text">
      <style:text-properties style:font-name="Times New Roman1" fo:font-size="12pt" fo:language="en" fo:country="GB" style:font-name-asian="Times New Roman1" style:font-size-asian="12pt" style:font-name-complex="Times New Roman1" style:font-size-complex="12pt"/>
    </style:style>
    <style:style style:name="T30" style:family="text">
      <style:text-properties style:font-name="Courier New1"/>
    </style:style>
    <style:style style:name="T31" style:family="text">
      <style:text-properties style:font-name="Courier New1" style:font-name-asian="Arial Unicode MS" style:font-name-complex="Tahoma"/>
    </style:style>
    <style:style style:name="T32"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33" style:family="text">
      <style:text-properties style:font-name="Courier New1" fo:font-size="12pt" fo:language="en" fo:country="GB" style:font-size-asian="12pt" style:font-size-complex="12pt"/>
    </style:style>
    <style:style style:name="T34" style:family="text">
      <style:text-properties style:font-name="Courier New1" fo:font-size="10pt" fo:language="en" fo:country="GB" style:font-size-asian="10pt" style:font-size-complex="10pt"/>
    </style:style>
    <style:style style:name="T35" style:family="text">
      <style:text-properties fo:color="#0000ff" fo:background-color="#ffffff"/>
    </style:style>
    <style:style style:name="T36" style:family="text">
      <style:text-properties fo:font-size="18pt" style:font-size-asian="18pt" style:font-size-complex="18pt"/>
    </style:style>
    <style:style style:name="T37" style:family="text">
      <style:text-properties fo:font-size="12pt" fo:language="en" fo:country="GB" style:font-size-asian="12pt" style:font-size-complex="12pt"/>
    </style:style>
    <style:style style:name="T38" style:family="text">
      <style:text-properties fo:font-size="12pt" fo:language="en" fo:country="GB" fo:font-weight="bold" style:font-size-asian="12pt" style:font-weight-asian="bold" style:font-size-complex="12pt" style:font-weight-complex="bold"/>
    </style:style>
    <style:style style:name="T39" style:family="text">
      <style:text-properties style:font-name="Times New Roman" fo:font-size="12pt" fo:language="en" fo:country="GB" style:font-size-asian="12pt" style:font-size-complex="12pt"/>
    </style:style>
    <style:style style:name="T40" style:family="text">
      <style:text-properties style:font-name="Courier New2"/>
    </style:style>
    <style:style style:name="T41" style:family="text">
      <style:text-properties style:font-name="Courier New2" fo:font-size="12pt" fo:font-style="normal" fo:font-weight="normal"/>
    </style:style>
    <style:style style:name="T42" style:family="text">
      <style:text-properties style:font-name="Courier New2" fo:font-size="12pt" fo:language="en" fo:country="GB" fo:font-style="normal" fo:font-weight="normal" style:font-size-asian="12pt" style:font-size-complex="12pt"/>
    </style:style>
    <style:style style:name="T43" style:family="text">
      <style:text-properties style:font-name="Courier New1"/>
    </style:style>
    <style:style style:name="T44" style:family="text">
      <style:text-properties style:font-name="Courier New1" style:font-name-asian="Arial Unicode MS" style:font-name-complex="Tahoma"/>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top="0.0799in" fo:margin-bottom="0.2in" style:wrap="none" style:vertical-pos="top" style:vertical-rel="paragraph-content" style:horizontal-pos="center" style:horizontal-rel="paragraph-content" fo:background-color="#e6e6e6" style:background-transparency="50%" fo:padding="0.0598in" fo:border="0.0008in solid #cccccc" style:shadow="none">
        <style:background-image/>
      </style:graphic-properties>
    </style:style>
    <style:style style:name="fr4" style:family="graphic" style:parent-style-name="Frame">
      <style:graphic-properties fo:margin-top="0.0799in" fo:margin-bottom="0.2in" style:wrap="none" style:vertical-pos="top" style:vertical-rel="paragraph-content" style:horizontal-pos="center" style:horizontal-rel="paragraph-content" fo:padding="0.0598in" fo:border="0.0008in solid #cccccc" style:shadow="none"/>
    </style:style>
    <style:style style:name="fr5"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graphic-properties>
    </style:style>
    <style:style style:name="fr6" style:family="graphic" style:parent-style-name="Frame">
      <style:graphic-properties fo:margin-top="0.0799in" fo:margin-bottom="0.2in" style:wrap="none" style:vertical-pos="top" style:vertical-rel="paragraph-content" style:horizontal-pos="center" style:horizontal-rel="paragraph-content" fo:background-color="#e6e6e6" style:background-transparency="50%" fo:padding="0.0598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31"/>
      <text:p text:style-name="Standard"/>
      <text:p text:style-name="Standard"/>
      <text:p text:style-name="Standard"/>
      <text:p text:style-name="P26"><text:bookmark text:name="manipulating_objects_with_apply_and_sweep"/>Manipulating FLR objects with apply and sweep</text:p>
      <text:p text:style-name="P18"/>
      <text:p text:style-name="P27"/>
      <text:p text:style-name="P27"/>
      <text:p text:style-name="P27"/>
      <text:p text:style-name="P27"/>
      <text:p text:style-name="P27">Laurence Kell </text:p>
      <text:p text:style-name="P27"><text:span text:style-name="T36">&lt;Laurie.Kell@iccat.int&gt;</text:span> </text:p>
      <text:p text:style-name="P27">&amp; </text:p>
      <text:p text:style-name="P27">Ernesto Jardim </text:p>
      <text:p text:style-name="P28">&lt;ernesto@ipimar.pt&gt;</text:p>
      <text:p text:style-name="P27"/>
      <text:p text:style-name="P27"/>
      <text:p text:style-name="P27"/>
      <text:p text:style-name="P27"/>
      <text:p text:style-name="P27"/>
      <text:p text:style-name="P27"/>
      <text:p text:style-name="P27"/>
      <text:p text:style-name="P27"/>
      <text:p text:style-name="P27"/>
      <text:p text:style-name="P27"><text:date style:data-style-name="N81" text:date-value="2010-09-07T15:33:49">7. September 2010</text:date></text:p>
      <text:p text:style-name="P2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20"><text:s/>1 <text:s/>Introduction<text:tab/>3</text:p>
          <text:p text:style-name="P20"><text:s/>2 <text:s/>FLQuant<text:tab/>3</text:p>
          <text:p text:style-name="P19"><text:s/>2.1 <text:s/>Apply<text:tab/>3</text:p>
          <text:p text:style-name="P19"><text:s/>2.2 <text:s/>Sweep<text:tab/>5</text:p>
          <text:p text:style-name="P19"><text:s/>2.3 Re-shaping <text:tab/>5</text:p>
          <text:p text:style-name="P19"><text:s/>2.4 <text:s/>Random Variables<text:tab/>8</text:p>
          <text:p text:style-name="P20"><text:s/>3 FLQuants <text:tab/>9</text:p>
          <text:p text:style-name="P19"><text:s/>3.1 Lapply<text:tab/>9</text:p>
          <text:p text:style-name="P20"><text:s/>4 FLR Complex objects <text:tab/>10</text:p>
          <text:p text:style-name="P19"><text:s/>4.1 Qapply<text:tab/>10</text:p>
          <text:p text:style-name="P20"><text:s/>5 FLPar<text:tab/>10</text:p>
          <text:p text:style-name="P19"><text:s/>5.1 Sweep<text:tab/>11</text:p>
          <text:p text:style-name="P20"><text:s/>6 <text:s/>Conversions<text:tab/>11</text:p>
        </text:index-body>
      </text:table-of-content>
      <text:p text:style-name="Standard"/>
      <text:p text:style-name="Standard">&lt;&lt;styles, echo=FALSE&gt;&gt;=</text:p>
      <text:p text:style-name="P21">adjustImageSize(5.5, 3, scale=1.75)</text:p>
      <text:p text:style-name="Standard">@</text:p>
      <text:h text:style-name="P36" text:outline-level="1" text:is-list-header="true"/>
      <text:h text:style-name="P37" text:outline-level="1">Introduction</text:h>
      <text:p text:style-name="P9"><text:a xlink:type="simple" xlink:href="http://r-project.org/"><text:span text:style-name="Default_20_Paragraph_20_Font"><text:span text:style-name="T3">R</text:span></text:span></text:a><text:span text:style-name="Default_20_Paragraph_20_Font"><text:span text:style-name="T2"> has many functions and methods for manipulating data objects such as arrays, data.frames and lists. Once </text:span></text:span><text:a xlink:type="simple" xlink:href="http://flr-project.org/"><text:span text:style-name="Default_20_Paragraph_20_Font"><text:span text:style-name="T3">FLR</text:span></text:span></text:a><text:span text:style-name="Default_20_Paragraph_20_Font"><text:span text:style-name="T2"> is based on o</text:span></text:span><text:span text:style-name="Default_20_Paragraph_20_Font"><text:span text:style-name="T29">bject oriented (OO) programming where</text:span></text:span><text:span text:style-name="Default_20_Paragraph_20_Font"><text:span text:style-name="T2"> data (i.e. objects) and actions (i.e. methods) are grouped together in S4 classes, these methods can be used with </text:span></text:span><text:a xlink:type="simple" xlink:href="http://flr-project.org/"><text:span text:style-name="Default_20_Paragraph_20_Font"><text:span text:style-name="T3">FLR</text:span></text:span></text:a><text:span text:style-name="Default_20_Paragraph_20_Font"><text:span text:style-name="T2">. For example an </text:span></text:span><text:span text:style-name="Default_20_Paragraph_20_Font"><text:span text:style-name="T42">FLQuant</text:span></text:span><text:span text:style-name="Default_20_Paragraph_20_Font"><text:span text:style-name="T2"> is derived from an array and so can be manipulated using functions written for arrays, while an </text:span></text:span><text:a xlink:type="simple" xlink:href="http://flr-project.org/"><text:span text:style-name="Default_20_Paragraph_20_Font"><text:span text:style-name="T3">FLR</text:span></text:span></text:a><text:span text:style-name="Default_20_Paragraph_20_Font"><text:span text:style-name="T2"> class has similarities to a list (in that it can contain a variety of data types) and <text:s/>functions that work for lists have been overloaded so that they work for </text:span></text:span><text:a xlink:type="simple" xlink:href="http://flr-project.org/"><text:span text:style-name="Default_20_Paragraph_20_Font"><text:span text:style-name="T3">FLR</text:span></text:span></text:a><text:span text:style-name="Default_20_Paragraph_20_Font"><text:span text:style-name="T2"> classes.</text:span></text:span></text:p>
      <text:p text:style-name="P12"><text:span text:style-name="Default_20_Paragraph_20_Font"><text:span text:style-name="T2">In </text:span></text:span><text:a xlink:type="simple" xlink:href="http://r-project.org/"><text:span text:style-name="Default_20_Paragraph_20_Font"><text:span text:style-name="T3">R</text:span></text:span></text:a><text:span text:style-name="Default_20_Paragraph_20_Font"><text:span text:style-name="T2"> there are a set of methods that replace “for loops” like </text:span></text:span><text:span text:style-name="Default_20_Paragraph_20_Font"><text:span text:style-name="T33">apply</text:span></text:span><text:span text:style-name="Default_20_Paragraph_20_Font"><text:span text:style-name="T2"> and </text:span></text:span><text:span text:style-name="Default_20_Paragraph_20_Font"><text:span text:style-name="T33">sweep</text:span></text:span><text:span text:style-name="Default_20_Paragraph_20_Font"><text:span text:style-name="T2">. To the new user this can appear to be confusing but using them speeds up code, helps conceptually by moving towards a "whole object" view and makes the code more readable. The </text:span></text:span><text:span text:style-name="Default_20_Paragraph_20_Font"><text:span text:style-name="T33">apply</text:span></text:span><text:span text:style-name="Default_20_Paragraph_20_Font"><text:span text:style-name="T2"> family of functions allow functions to be applied on subsets of different types of </text:span></text:span><text:a xlink:type="simple" xlink:href="http://r-project.org/"><text:span text:style-name="Default_20_Paragraph_20_Font"><text:span text:style-name="T3">R</text:span></text:span></text:a><text:span text:style-name="Default_20_Paragraph_20_Font"><text:span text:style-name="T2"> classes (i.e. </text:span></text:span><text:span text:style-name="Default_20_Paragraph_20_Font"><text:span text:style-name="T33">lapply</text:span></text:span><text:span text:style-name="Default_20_Paragraph_20_Font"><text:span text:style-name="T2">, </text:span></text:span><text:span text:style-name="Default_20_Paragraph_20_Font"><text:span text:style-name="T33">tapply</text:span></text:span><text:span text:style-name="Default_20_Paragraph_20_Font"><text:span text:style-name="T2">, </text:span></text:span><text:span text:style-name="Default_20_Paragraph_20_Font"><text:span text:style-name="T33">sapply</text:span></text:span><text:span text:style-name="Default_20_Paragraph_20_Font"><text:span text:style-name="T2">, </text:span></text:span><text:span text:style-name="Default_20_Paragraph_20_Font"><text:span text:style-name="T33">rapply</text:span></text:span><text:span text:style-name="Default_20_Paragraph_20_Font"><text:span text:style-name="T2">,</text:span></text:span><text:span text:style-name="Default_20_Paragraph_20_Font"><text:span text:style-name="T2"> </text:span></text:span><text:span text:style-name="Default_20_Paragraph_20_Font"><text:span text:style-name="T33">mapply</text:span></text:span><text:span text:style-name="Default_20_Paragraph_20_Font"><text:span text:style-name="T2">,</text:span></text:span><text:span text:style-name="Default_20_Paragraph_20_Font"><text:span text:style-name="T2"> etc). </text:span></text:span><text:span text:style-name="Default_20_Paragraph_20_Font"><text:span text:style-name="T33">Sweep</text:span></text:span><text:span text:style-name="Default_20_Paragraph_20_Font"><text:span text:style-name="T2"> is useful when trying to perform an operation on two arrays that might have different dimensions. </text:span></text:span></text:p>
      <text:p text:style-name="P12"><text:span text:style-name="Default_20_Paragraph_20_Font"><text:span text:style-name="T2">We show how these and related functions can be used within </text:span></text:span><text:a xlink:type="simple" xlink:href="http://flr-project.org/"><text:span text:style-name="Default_20_Paragraph_20_Font"><text:span text:style-name="T3">FLR</text:span></text:span></text:a><text:span text:style-name="Default_20_Paragraph_20_Font"><text:span text:style-name="T2">. F</text:span></text:span><text:span text:style-name="Default_20_Paragraph_20_Font"><text:span text:style-name="T7">irstly showing how </text:span></text:span><text:a xlink:type="simple" xlink:href="http://r-project.org/"><text:span text:style-name="Default_20_Paragraph_20_Font"><text:span text:style-name="T10">R</text:span></text:span></text:a><text:span text:style-name="Default_20_Paragraph_20_Font"><text:span text:style-name="T7"> functions used for arrays can be used with the </text:span></text:span><text:span text:style-name="Default_20_Paragraph_20_Font"><text:span text:style-name="T25">FLQuant</text:span></text:span><text:span text:style-name="Default_20_Paragraph_20_Font"><text:span text:style-name="T7"> class, we then describe additional features and functions that have been added to </text:span></text:span><text:a xlink:type="simple" xlink:href="http://flr-project.org/"><text:span text:style-name="Default_20_Paragraph_20_Font"><text:span text:style-name="T10">FLR</text:span></text:span></text:a><text:span text:style-name="Default_20_Paragraph_20_Font"><text:span text:style-name="T7">. Following this we describe functions that have been added for the </text:span></text:span><text:a xlink:type="simple" xlink:href="http://flr-project.org/"><text:span text:style-name="Default_20_Paragraph_20_Font"><text:span text:style-name="T10">FLR</text:span></text:span></text:a><text:span text:style-name="Default_20_Paragraph_20_Font"><text:span text:style-name="T7"> classes themselves. </text:span></text:span><text:span text:style-name="Default_20_Paragraph_20_Font"><text:span text:style-name="T2">Let's start by loading </text:span></text:span><text:a xlink:type="simple" xlink:href="http://r-forge.r-project.org/R/?group_id=318"><text:span text:style-name="Default_20_Paragraph_20_Font"><text:span text:style-name="T3">FLCore</text:span></text:span></text:a><text:span text:style-name="Default_20_Paragraph_20_Font"><text:span text:style-name="T2"> and some data sets distributed with it.</text:span></text:span></text:p>
      <text:h text:style-name="P38" text:outline-level="1"><draw:frame draw:style-name="fr1" draw:name="Frame1" text:anchor-type="paragraph" svg:width="6.9063in" style:rel-width="95%" draw:z-index="32"><draw:text-box fo:min-height="0.2in"><text:p text:style-name="P25"><text:span text:style-name="Default_20_Paragraph_20_Font"><text:span text:style-name="T34">&lt;&lt;&gt;&gt;=</text:span></text:span></text:p><text:p text:style-name="P25"><text:span text:style-name="Default_20_Paragraph_20_Font"><text:span text:style-name="T34">library(FLCore)</text:span></text:span></text:p><text:p text:style-name="P25"><text:span text:style-name="Default_20_Paragraph_20_Font"><text:span text:style-name="T34"/></text:span></text:p><text:p text:style-name="P25"><text:span text:style-name="Default_20_Paragraph_20_Font"><text:span text:style-name="T34">## FLStock object</text:span></text:span></text:p><text:p text:style-name="P25"><text:span text:style-name="Default_20_Paragraph_20_Font"><text:span text:style-name="T34">data(ple4)</text:span></text:span></text:p><text:p text:style-name="P25"><text:span text:style-name="Default_20_Paragraph_20_Font"><text:span text:style-name="T34"/></text:span></text:p><text:p text:style-name="P25"><text:span text:style-name="Default_20_Paragraph_20_Font"><text:span text:style-name="T34">## FLStock object</text:span></text:span></text:p><text:p text:style-name="P25"><text:span text:style-name="Default_20_Paragraph_20_Font"><text:span text:style-name="T34">data(ple4sex)</text:span></text:span></text:p><text:p text:style-name="P25"><text:span text:style-name="Default_20_Paragraph_20_Font"><text:span text:style-name="T34"/></text:span></text:p><text:p text:style-name="P25"><text:span text:style-name="Default_20_Paragraph_20_Font"><text:span text:style-name="T34">## FLSR object</text:span></text:span></text:p><text:p text:style-name="P25"><text:span text:style-name="Default_20_Paragraph_20_Font"><text:span text:style-name="T34">data(nsher)</text:span></text:span></text:p><text:p text:style-name="P25"><text:span text:style-name="Default_20_Paragraph_20_Font"><text:span text:style-name="T34">@</text:span></text:span></text:p></draw:text-box></draw:frame>FLQuant</text:h>
      <text:h text:style-name="P33" text:outline-level="2"><text:s/>Apply</text:h>
      <text:p text:style-name="P2"><text:span text:style-name="T7">The</text:span><text:span text:style-name="T31"> apply</text:span><text:span text:style-name="T5"> function in base </text:span><text:a xlink:type="simple" xlink:href="http://r-project.org/"><text:span text:style-name="Default_20_Paragraph_20_Font"><text:span text:style-name="T4">R</text:span></text:span></text:a><text:span text:style-name="T5"> </text:span><text:span text:style-name="T7">applies a function to the margins of an array and </text:span><text:span text:style-name="T6">r</text:span><text:span text:style-name="T7">eturns a vector or array or list of the values obtained, i.e.</text:span></text:p>
      <text:p text:style-name="P3"><draw:frame draw:style-name="fr2" draw:name="Frame29" text:anchor-type="paragraph" svg:width="6.9063in" style:rel-width="95%" draw:z-index="22"><draw:text-box fo:min-height="0.2in"><text:p text:style-name="P22"><text:span text:style-name="Default_20_Paragraph_20_Font"><text:span text:style-name="T32">apply(X,INDEX,FUN) </text:span></text:span></text:p><table:table table:name="Table1" table:style-name="Table1"><table:table-column table:style-name="Table1.A"/><table:table-column table:style-name="Table1.B"/><table:table-row><table:table-cell table:style-name="Table1.A1" office:value-type="string"><text:p text:style-name="P8"><text:span text:style-name="Source_20_Text">X</text:span></text:p></table:table-cell><table:table-cell table:style-name="Table1.A1" office:value-type="string"><text:p text:style-name="P7">the array to be used.</text:p></table:table-cell></table:table-row><table:table-row><table:table-cell table:style-name="Table1.A1" office:value-type="string"><text:p text:style-name="P8"><text:span text:style-name="Source_20_Text">MARGIN</text:span></text:p></table:table-cell><table:table-cell table:style-name="Table1.A1" office:value-type="string"><text:p text:style-name="P7">a vector giving the subscripts which the function will be applied over. <text:span text:style-name="Source_20_Text">1 </text:span>indicates rows, <text:span text:style-name="Source_20_Text">2 </text:span>indicates columns,<text:span text:style-name="Source_20_Text">c(1,2) </text:span>indicates rows and columns. For an <text:span text:style-name="T30">FLQuant 1,2,3,4,5,6 </text:span><text:span text:style-name="T1">indicate</text:span><text:span text:style-name="T30"> <text:s/>age, year, unit, season, area and iter.</text:span> </text:p></table:table-cell></table:table-row><table:table-row><table:table-cell table:style-name="Table1.A1" office:value-type="string"><text:p text:style-name="P8"><text:span text:style-name="Source_20_Text">FUN</text:span></text:p></table:table-cell><table:table-cell table:style-name="Table1.A1" office:value-type="string"><text:p text:style-name="P7">the function to be applied. In the case of functions like<text:span text:style-name="Source_20_Text">+</text:span>,<text:span text:style-name="Source_20_Text">%*%</text:span>, etc., the function name must be quoted.</text:p></table:table-cell></table:table-row><table:table-row><table:table-cell table:style-name="Table1.A1" office:value-type="string"><text:p text:style-name="P8"><text:span text:style-name="Source_20_Text">...</text:span></text:p></table:table-cell><table:table-cell table:style-name="Table1.A1" office:value-type="string"><text:p text:style-name="P7">optional arguments to <text:span text:style-name="Source_20_Text">FUN</text:span>.</text:p></table:table-cell></table:table-row></table:table><text:p text:style-name="Text"/></draw:text-box></draw:frame><text:soft-page-break/>A simple example is the computation of means and sums over one or more dimensions of the <text:span text:style-name="T40">FLQuant</text:span> matrix.</text:p>
      <text:p text:style-name="P2"><draw:frame draw:style-name="fr3" draw:name="Frame2" text:anchor-type="paragraph" svg:width="6.9063in" style:rel-width="95%" draw:z-index="0"><draw:text-box fo:min-height="0.2in"><text:p text:style-name="P25"><text:span text:style-name="Default_20_Paragraph_20_Font"><text:span text:style-name="T23">&lt;&lt;&gt;&gt;=</text:span></text:span></text:p><text:p text:style-name="P25"><text:span text:style-name="Default_20_Paragraph_20_Font"><text:span text:style-name="T23">apply(catch.n(ple4), 1, mean)</text:span></text:span></text:p><text:p text:style-name="P25"><text:span text:style-name="Default_20_Paragraph_20_Font"><text:span text:style-name="T23">apply(catch.n(ple4), 2, sum)</text:span></text:span></text:p><text:p text:style-name="P25"><text:span text:style-name="Default_20_Paragraph_20_Font"><text:span text:style-name="T23">@</text:span></text:span></text:p></draw:text-box></draw:frame><text:span text:style-name="T7">The function is particularly useful for operations that require combining the dims of an </text:span><text:span text:style-name="T25">FLQuant</text:span><text:span text:style-name="T7">, e.g. calculating trends over time or finding the average values at age. For example one can compute the catch in weight with</text:span></text:p>
      <text:p text:style-name="P2"><draw:frame draw:style-name="fr3" draw:name="Frame3" text:anchor-type="paragraph" svg:width="6.9063in" style:rel-width="95%" draw:z-index="35"><draw:text-box fo:min-height="0.2in"><text:p text:style-name="P25"><text:span text:style-name="Default_20_Paragraph_20_Font"><text:span text:style-name="T23">&lt;&lt;fig=TRUE&gt;&gt;=</text:span></text:span></text:p><text:p text:style-name="P25"><text:span text:style-name="Default_20_Paragraph_20_Font"><text:span text:style-name="T23">flq &lt;- apply(catch.wt(ple4)*catch.n(ple4),2,mean)</text:span></text:span></text:p><text:p text:style-name="P25"><text:span text:style-name="Default_20_Paragraph_20_Font"><text:span text:style-name="T23">print(xyplot(data~year, data=flq, type="l", main="Catch in weight", ylab="ton"))</text:span></text:span></text:p><text:p text:style-name="P25"><text:span text:style-name="Default_20_Paragraph_20_Font"><text:span text:style-name="T23">@</text:span></text:span></text:p></draw:text-box></draw:frame>or mean fishing mortality with</text:p>
      <text:p text:style-name="P2"><draw:frame draw:style-name="fr3" draw:name="Frame4" text:anchor-type="paragraph" svg:width="6.9063in" style:rel-width="95%" draw:z-index="1"><draw:text-box fo:min-height="0.2in"><text:p text:style-name="P25"><text:span text:style-name="Default_20_Paragraph_20_Font"><text:span text:style-name="T23">&lt;&lt;fig=TRUE&gt;&gt;=</text:span></text:span></text:p><text:p text:style-name="P25"><text:span text:style-name="Default_20_Paragraph_20_Font"><text:span text:style-name="T23">flq &lt;- apply(harvest(ple4)[as.character(3:6)],2,mean)</text:span></text:span></text:p><text:p text:style-name="P25"><text:span text:style-name="Default_20_Paragraph_20_Font"><text:span text:style-name="T23">print(xyplot(data~year, data=flq, type="l", main="Mean f", ylab=""))</text:span></text:span></text:p><text:p text:style-name="P25"><text:span text:style-name="Default_20_Paragraph_20_Font"><text:span text:style-name="T23">@</text:span></text:span></text:p></draw:text-box></draw:frame>or recruitment by sex </text:p>
      <text:p text:style-name="P2"><draw:frame draw:style-name="fr3" draw:name="Frame5" text:anchor-type="paragraph" svg:width="6.9063in" style:rel-width="95%" draw:z-index="2"><draw:text-box fo:min-height="0.2in"><text:p text:style-name="P25"><text:span text:style-name="Default_20_Paragraph_20_Font"><text:span text:style-name="T23">&lt;&lt;fig=TRUE&gt;&gt;=</text:span></text:span></text:p><text:p text:style-name="P25"><text:span text:style-name="Default_20_Paragraph_20_Font"><text:span text:style-name="T23">flq &lt;- apply(rec(ple4sex), c(2,3), sum)</text:span></text:span></text:p><text:p text:style-name="P25"><text:span text:style-name="Default_20_Paragraph_20_Font"><text:span text:style-name="T23">print(xyplot(data~year, group=unit, data=flq, type="l", main="Recruitment", ylab="number os individuals"))</text:span></text:span></text:p><text:p text:style-name="P25"><text:span text:style-name="Default_20_Paragraph_20_Font"><text:span text:style-name="T23">@</text:span></text:span></text:p></draw:text-box></draw:frame><text:soft-page-break/>or look at trends in mature and immature catch</text:p>
      <text:h text:style-name="P34" text:outline-level="2"><draw:frame draw:style-name="fr3" draw:name="Frame6" text:anchor-type="paragraph" svg:width="6.9063in" style:rel-width="95%" draw:z-index="3"><draw:text-box fo:min-height="0.2in"><text:p text:style-name="P25"><text:span text:style-name="Default_20_Paragraph_20_Font"><text:span text:style-name="T34">&lt;&lt;fig=TRUE&gt;&gt;=</text:span></text:span></text:p><text:p text:style-name="P25"><text:span text:style-name="Default_20_Paragraph_20_Font"><text:span text:style-name="T34">matCatch&lt;-apply(catch.wt(ple4)*catch.n(ple4)*mat(ple4),2,mean)</text:span></text:span></text:p><text:p text:style-name="P25"><text:span text:style-name="Default_20_Paragraph_20_Font"><text:span text:style-name="T34">immCatch&lt;-apply(catch.wt(ple4)*catch.n(ple4)*(1-mat(ple4)), <text:s/>2,mean)</text:span></text:span></text:p><text:p text:style-name="P25"><text:span text:style-name="Default_20_Paragraph_20_Font"><text:span text:style-name="T34">flqs &lt;- FLQuants(imm=immCatch, mat=matCatch)</text:span></text:span></text:p><text:p text:style-name="P25"><text:span text:style-name="Default_20_Paragraph_20_Font"><text:span text:style-name="T34">print(xyplot(data~year, groups=qname, data=flqs, type='l', main='Trends in mature and immature catch', ylab='ton'))</text:span></text:span></text:p><text:p text:style-name="P25"><text:span text:style-name="Default_20_Paragraph_20_Font"><text:span text:style-name="T34">@</text:span></text:span></text:p></draw:text-box></draw:frame>The apply family</text:h>
      <text:p text:style-name="P10"><text:span text:style-name="T13">To simplify some common operations with </text:span><text:span text:style-name="T22">apply</text:span><text:span text:style-name="T13"> and make the code more readable, a set of wrappers are implemented in </text:span><text:a xlink:type="simple" xlink:href="http://flr-project.org/"><text:span text:style-name="Default_20_Paragraph_20_Font"><text:span text:style-name="T12">FLR</text:span></text:span></text:a><text:span text:style-name="T13"> to compute sums, totals, means and vars for each </text:span><text:span text:style-name="T26">FLQuant</text:span><text:span text:style-name="T13"> dimension. These are named by the combination of the dimension and the computation, </text:span><text:span text:style-name="T14">e.g.</text:span><text:span text:style-name="T13">, to compute the sum over an </text:span><text:span text:style-name="T26">FLQuant</text:span><text:span text:style-name="T13"> dimension <text:s/>use xxx</text:span><text:span text:style-name="T22">Sums (</text:span><text:span text:style-name="T8">i.e. quantSums, yearSums, …). <text:s/>xxx</text:span><text:span text:style-name="T19">Sums </text:span><text:span text:style-name="T8">“condenses” the xxx dimension by summing up across it, i.e. for </text:span><text:span text:style-name="T27">FLQuant</text:span><text:span text:style-name="T8"> objects with just age and year.</text:span></text:p>
      <text:p text:style-name="P11"><draw:frame draw:style-name="fr3" draw:name="Frame7" text:anchor-type="paragraph" svg:width="6.9063in" style:rel-width="95%" draw:z-index="4"><draw:text-box fo:min-height="0.2in"><text:p text:style-name="P25"><text:span text:style-name="Default_20_Paragraph_20_Font"><text:span text:style-name="T34">&lt;&lt;&gt;&gt;=</text:span></text:span></text:p><text:p text:style-name="P25"><text:span text:style-name="Default_20_Paragraph_20_Font"><text:span text:style-name="T34">flq1 &lt;- apply(catch.n(ple4), 1, sum)</text:span></text:span></text:p><text:p text:style-name="P25"><text:span text:style-name="Default_20_Paragraph_20_Font"><text:span text:style-name="T34">flq2 &lt;- yearSums(catch.n(ple4))</text:span></text:span></text:p><text:p text:style-name="P25"><text:span text:style-name="Default_20_Paragraph_20_Font"><text:span text:style-name="T34">all.equal(flq1, flq2)</text:span></text:span></text:p><text:p text:style-name="P25"><text:span text:style-name="Default_20_Paragraph_20_Font"><text:span text:style-name="T34"/></text:span></text:p><text:p text:style-name="P25"><text:span text:style-name="Default_20_Paragraph_20_Font"><text:span text:style-name="T34">flq1 &lt;- apply(catch.n(ple4), 2, sum)</text:span></text:span></text:p><text:p text:style-name="P25"><text:span text:style-name="Default_20_Paragraph_20_Font"><text:span text:style-name="T34">flq2 &lt;- quantSums(catch.n(ple4))</text:span></text:span></text:p><text:p text:style-name="P25"><text:span text:style-name="Default_20_Paragraph_20_Font"><text:span text:style-name="T34">all.equal(flq1, flq2)</text:span></text:span></text:p><text:p text:style-name="P25"><text:span text:style-name="Default_20_Paragraph_20_Font"><text:span text:style-name="T34">@</text:span></text:span></text:p></draw:text-box></draw:frame>Where there are other dimensions using apply becomes more difficult </text:p>
      <text:p text:style-name="P15"><draw:frame draw:style-name="fr3" draw:name="Frame9" text:anchor-type="paragraph" svg:width="6.9063in" style:rel-width="95%" draw:z-index="33"><draw:text-box fo:min-height="0.2in"><text:p text:style-name="P25"><text:span text:style-name="Default_20_Paragraph_20_Font"><text:span text:style-name="T34">&lt;&lt;&gt;&gt;=</text:span></text:span></text:p><text:p text:style-name="P25"><text:span text:style-name="Default_20_Paragraph_20_Font"><text:span text:style-name="T34">flq1 &lt;- apply(catch.n(ple4sex), c(1:2,4:6), sum)</text:span></text:span></text:p><text:p text:style-name="P25"><text:span text:style-name="Default_20_Paragraph_20_Font"><text:span text:style-name="T34">flq2 &lt;- unitSums(catch.n(ple4sex))</text:span></text:span></text:p><text:p text:style-name="P25"><text:span text:style-name="Default_20_Paragraph_20_Font"><text:span text:style-name="T34">all.equal(flq1, flq2)</text:span></text:span></text:p><text:p text:style-name="P25"><text:span text:style-name="Default_20_Paragraph_20_Font"><text:span text:style-name="T34">@</text:span></text:span></text:p></draw:text-box></draw:frame>xxxTotals is similar but rather than “condensing” a dimension it replicates the sum across it, making it easy to calculate proportions for example. These methods are only implemented for quant and year.</text:p>
      <text:p text:style-name="P2"><draw:frame draw:style-name="fr3" draw:name="Frame11" text:anchor-type="paragraph" svg:width="6.9063in" style:rel-width="95%" draw:z-index="5"><draw:text-box fo:min-height="0.2in"><text:p text:style-name="P25"><text:span text:style-name="Default_20_Paragraph_20_Font"><text:span text:style-name="T34">&lt;&lt;fig=TRUE&gt;&gt;=</text:span></text:span></text:p><text:p text:style-name="P25"><text:span text:style-name="Default_20_Paragraph_20_Font"><text:span text:style-name="T34">yearTotals(catch.n(ple4))[,as.character(2004:2008)]</text:span></text:span></text:p><text:p text:style-name="P25"><text:span text:style-name="Default_20_Paragraph_20_Font"><text:span text:style-name="T34">flq &lt;- catch.n(ple4)/yearTotals(catch.n(ple4))</text:span></text:span></text:p><text:p text:style-name="P25"><text:span text:style-name="Default_20_Paragraph_20_Font"><text:span text:style-name="T34">print(bubbles(age~year, data=flq, main="Proportion at age by year"))</text:span></text:span></text:p><text:p text:style-name="P25"><text:span text:style-name="Default_20_Paragraph_20_Font"><text:span text:style-name="T34">@</text:span></text:span></text:p></draw:text-box></draw:frame><text:soft-page-break/><text:span text:style-name="T31">xxxMeans </text:span><text:span text:style-name="T15">and</text:span><text:span text:style-name="T31"> xxxVa</text:span><text:span text:style-name="T30">rs</text:span> <text:span text:style-name="T13">are useful summary methods, although the names may be confusing since to calculate the mean by age you have to use yearMeans.</text:span></text:p>
      <text:p text:style-name="P30"><draw:frame draw:style-name="fr3" draw:name="Frame41" text:anchor-type="paragraph" svg:width="6.9063in" style:rel-width="95%" draw:z-index="37"><draw:text-box fo:min-height="0.2in"><text:p text:style-name="P25"><text:span text:style-name="Default_20_Paragraph_20_Font"><text:span text:style-name="T34">&lt;&lt;&gt;&gt;=</text:span></text:span></text:p><text:p text:style-name="P25"><text:span text:style-name="Default_20_Paragraph_20_Font"><text:span text:style-name="T34">yearVars( catch.wt(ple4sex))</text:span></text:span></text:p><text:p text:style-name="P25"><text:span text:style-name="Default_20_Paragraph_20_Font"><text:span text:style-name="T34">@</text:span></text:span></text:p></draw:text-box></draw:frame>Combining these methods make it simple to compute other statistics <text:s/>like the coefficient of variation</text:p>
      <text:h text:style-name="P33" text:outline-level="2"><draw:frame draw:style-name="fr3" draw:name="Frame8" text:anchor-type="paragraph" svg:width="6.9063in" style:rel-width="95%" draw:z-index="36"><draw:text-box fo:min-height="0.2in"><text:p text:style-name="P25"><text:span text:style-name="Default_20_Paragraph_20_Font"><text:span text:style-name="T34">&lt;&lt;&gt;&gt;=</text:span></text:span></text:p><text:p text:style-name="P25"><text:span text:style-name="Default_20_Paragraph_20_Font"><text:span text:style-name="T34">sqrt(yearVars( catch.wt(ple4sex)))/yearMeans(catch.wt(ple4sex))</text:span></text:span></text:p><text:p text:style-name="P25"><text:span text:style-name="Default_20_Paragraph_20_Font"><text:span text:style-name="T34">@</text:span></text:span></text:p></draw:text-box></draw:frame>Sweep</text:h>
      <text:p text:style-name="P2"><text:span text:style-name="T31">sweep </text:span><text:span text:style-name="T15">return an </text:span><text:span text:style-name="T18">array/FLQuant</text:span><text:span text:style-name="T15"> derived from an input </text:span><text:span text:style-name="T18">array/FLQuant</text:span><text:span text:style-name="T15"> by sweeping out a summary statistic</text:span><text:span text:style-name="T7"> </text:span></text:p>
      <text:p text:style-name="P3"><draw:frame draw:style-name="fr4" draw:name="Frame30" text:anchor-type="paragraph" svg:width="6.9063in" style:rel-width="95%" draw:z-index="23"><draw:text-box fo:min-height="0.2in"><text:p text:style-name="P2"><text:span text:style-name="Default_20_Paragraph_20_Font"><text:span text:style-name="T32">sweep(x, MARGIN, STATS, FUN="-", check.margin=TRUE, ...)</text:span></text:span></text:p><table:table table:name="Table3" table:style-name="Table3"><table:table-column table:style-name="Table3.A"/><table:table-column table:style-name="Table3.B"/><table:table-row><table:table-cell table:style-name="Table3.A1" office:value-type="string"><text:p text:style-name="P7"><text:span text:style-name="Source_20_Text">x</text:span></text:p></table:table-cell><table:table-cell table:style-name="Table3.A1" office:value-type="string"><text:p text:style-name="P7">an array of FLQuant</text:p></table:table-cell></table:table-row><table:table-row><table:table-cell table:style-name="Table3.A1" office:value-type="string"><text:p text:style-name="P7"><text:span text:style-name="Source_20_Text">MARGIN</text:span></text:p></table:table-cell><table:table-cell table:style-name="Table3.A1" office:value-type="string"><text:p text:style-name="P7">a vector of indices giving the extents of <text:span text:style-name="Source_20_Text">x </text:span>which correspond to <text:span text:style-name="Source_20_Text">STATS</text:span>.</text:p></table:table-cell></table:table-row><table:table-row><table:table-cell table:style-name="Table3.A1" office:value-type="string"><text:p text:style-name="P7"><text:span text:style-name="Source_20_Text">STATS</text:span></text:p></table:table-cell><table:table-cell table:style-name="Table3.A1" office:value-type="string"><text:p text:style-name="P7">the summary statistic which is to be swept out.</text:p></table:table-cell></table:table-row><table:table-row><table:table-cell table:style-name="Table3.A1" office:value-type="string"><text:p text:style-name="P7"><text:span text:style-name="Source_20_Text">FUN</text:span></text:p></table:table-cell><table:table-cell table:style-name="Table3.A1" office:value-type="string"><text:p text:style-name="P7">the function to be used to carry out the sweep. In the case of binary operators such as <text:span text:style-name="Source_20_Text">"/"</text:span> etc., the function name must backquoted or quoted. (<text:span text:style-name="Source_20_Text">FUN</text:span> is found by a call to <text:span text:style-name="Source_20_Text"><text:span text:style-name="T35">match.fun</text:span></text:span>.)</text:p></table:table-cell></table:table-row><table:table-row><table:table-cell table:style-name="Table3.A1" office:value-type="string"><text:p text:style-name="P7"><text:span text:style-name="Source_20_Text">check.margin</text:span></text:p></table:table-cell><table:table-cell table:style-name="Table3.A1" office:value-type="string"><text:p text:style-name="P7">logical. If <text:span text:style-name="Source_20_Text">TRUE</text:span> (the default), warn if the length or dimensions of <text:span text:style-name="Source_20_Text">STATS</text:span> do not match the specified dimensions of <text:span text:style-name="Source_20_Text">x</text:span>. Set to <text:span text:style-name="Source_20_Text">FALSE</text:span> for a small speed gain when you <text:span text:style-name="Emphasis">know</text:span> that dimensions match.</text:p></table:table-cell></table:table-row><table:table-row><table:table-cell table:style-name="Table3.A1" office:value-type="string"><text:p text:style-name="P7"><text:span text:style-name="Source_20_Text">...</text:span></text:p></table:table-cell><table:table-cell table:style-name="Table3.A1" office:value-type="string"><text:p text:style-name="P7">optional arguments to <text:span text:style-name="Source_20_Text">FUN</text:span>.</text:p></table:table-cell></table:table-row></table:table><text:p text:style-name="P3"/></draw:text-box></draw:frame>The function is useful when performing an operation on two arrays which don´t have the same dimensions, <text:soft-page-break/>for example when calculating catch proportions (see <text:span text:style-name="T30">yearTotals</text:span> example above), selection pattern by first scaling fishing mortality-at-age by the average value or looking at sex ratios where numbers by sex are divided by total numbers</text:p>
      <text:p text:style-name="P3"><draw:frame draw:style-name="fr3" draw:name="Frame12" text:anchor-type="paragraph" svg:width="6.9063in" style:rel-width="95%" draw:z-index="6"><draw:text-box fo:min-height="0.2in"><text:p text:style-name="P25"><text:span text:style-name="Default_20_Paragraph_20_Font"><text:span text:style-name="T33">&lt;&lt;fig=TRUE&gt;&gt;=</text:span></text:span></text:p><text:p text:style-name="P25"><text:span text:style-name="Default_20_Paragraph_20_Font"><text:span text:style-name="T34">flq&lt;-sweep(catch.n(ple4),2,apply(catch.n(ple4),2,sum),"/")</text:span></text:span></text:p><text:p text:style-name="P25"><text:span text:style-name="Default_20_Paragraph_20_Font"><text:span text:style-name="T34">print(bubbles(age~year, data=flq, main="Proportion at age by year"))</text:span></text:span></text:p><text:p text:style-name="P25"><text:span text:style-name="Default_20_Paragraph_20_Font"><text:span text:style-name="T33">@</text:span></text:span></text:p></draw:text-box></draw:frame></text:p>
      <text:p text:style-name="P3"><draw:frame draw:style-name="fr3" draw:name="Frame40" text:anchor-type="paragraph" svg:width="6.9063in" style:rel-width="95%" draw:z-index="34"><draw:text-box fo:min-height="0.2in"><text:p text:style-name="P25"><text:span text:style-name="Default_20_Paragraph_20_Font"><text:span text:style-name="T33">&lt;&lt;fig=TRUE&gt;&gt;=</text:span></text:span></text:p><text:p text:style-name="P25"><text:span text:style-name="Default_20_Paragraph_20_Font"><text:span text:style-name="T34">fbr &lt;- apply(harvest(ple4)[ac(3:6)],2,mean)</text:span></text:span></text:p><text:p text:style-name="P25"><text:span text:style-name="Default_20_Paragraph_20_Font"><text:span text:style-name="T34">selPattern &lt;- sweep(harvest(ple4), 2, fbr,"/")</text:span></text:span></text:p><text:p text:style-name="P25"><text:span text:style-name="Default_20_Paragraph_20_Font"><text:span text:style-name="T34">print(xyplot(data~age, groups=year, data=trim(selPattern, year=c(2004:2008)), type="l", main="Selection pattern over the last 5 years", ylab=""))</text:span></text:span></text:p><text:p text:style-name="P25"><text:span text:style-name="Default_20_Paragraph_20_Font"><text:span text:style-name="T33">@</text:span></text:span></text:p></draw:text-box></draw:frame></text:p>
      <text:h text:style-name="P33" text:outline-level="2"><draw:frame draw:style-name="fr3" draw:name="Frame13" text:anchor-type="paragraph" svg:width="6.9063in" style:rel-width="95%" draw:z-index="7"><draw:text-box fo:min-height="0.2in"><text:p text:style-name="P25"><text:span text:style-name="Default_20_Paragraph_20_Font"><text:span text:style-name="T34">&lt;&lt;fig=TRUE&gt;&gt;=</text:span></text:span></text:p><text:p text:style-name="P25"><text:span text:style-name="Default_20_Paragraph_20_Font"><text:span text:style-name="T34">num <text:s/>&lt;-sweep(stock.n(ple4sex),c(1,2),apply(stock.n(ple4sex),c(1,2),sum), "/")</text:span></text:span></text:p><text:p text:style-name="P25"><text:span text:style-name="Default_20_Paragraph_20_Font"><text:span text:style-name="T34">print(xyplot(data~age|unit, groups=year, data=trim(num, year=c(1996:2000)), type="l", main="Sex ratio between 1996 and 2000", ylab=""))</text:span></text:span></text:p><text:p text:style-name="P25"><text:span text:style-name="Default_20_Paragraph_20_Font"><text:span text:style-name="T34">@</text:span></text:span></text:p></draw:text-box></draw:frame>Re-shaping </text:h>
      <text:p text:style-name="P2"><text:span text:style-name="Default_20_Paragraph_20_Font"><text:span text:style-name="T2">Often the dimensions of an </text:span></text:span><text:span text:style-name="Default_20_Paragraph_20_Font"><text:span text:style-name="T42">FLQuant</text:span></text:span><text:span text:style-name="Default_20_Paragraph_20_Font"><text:span text:style-name="T2"> have to be changed, e.g. to add or remove extra years or ages, this can be done by </text:span></text:span><text:span text:style-name="Default_20_Paragraph_20_Font"><text:span text:style-name="T33">trim</text:span></text:span><text:span text:style-name="Default_20_Paragraph_20_Font"><text:span text:style-name="T2"> and </text:span></text:span><text:span text:style-name="Default_20_Paragraph_20_Font"><text:span text:style-name="T33">window</text:span></text:span><text:span text:style-name="Default_20_Paragraph_20_Font"><text:span text:style-name="T2">. The first allows the selection of different dimensions at once in a very flexible way, while the second deals only with </text:span></text:span><text:span text:style-name="Default_20_Paragraph_20_Font"><text:span text:style-name="T33">year</text:span></text:span><text:span text:style-name="Default_20_Paragraph_20_Font"><text:span text:style-name="T2"> but allows it to be extended. When conducting Monte Carlo Simulations iterations can be added using </text:span></text:span><text:span text:style-name="Default_20_Paragraph_20_Font"><text:span text:style-name="T33">propagate</text:span></text:span><text:span text:style-name="Default_20_Paragraph_20_Font"><text:span text:style-name="T2">, or using the random variable methods (e.g. </text:span></text:span><text:span text:style-name="Default_20_Paragraph_20_Font"><text:span text:style-name="T33">rnorm</text:span></text:span><text:span text:style-name="Default_20_Paragraph_20_Font"><text:span text:style-name="T2">). Changing other dimensions can be a bit more tricky as this depends upon what the </text:span></text:span><text:span text:style-name="Default_20_Paragraph_20_Font"><text:span text:style-name="T42">FLQuant</text:span></text:span><text:span text:style-name="Default_20_Paragraph_20_Font"><text:span text:style-name="T2"> represents, for example if you increase the number of seasons, sexes or areas how does weight-at-age change or how should mortality be partitioned ? </text:span></text:span><text:span text:style-name="Default_20_Paragraph_20_Font"><text:span text:style-name="T33">expand</text:span></text:span><text:span text:style-name="Default_20_Paragraph_20_Font"><text:span text:style-name="T2"> provides a method for increasing the size of an </text:span></text:span><text:span text:style-name="Default_20_Paragraph_20_Font"><text:span text:style-name="T42">FLQuant</text:span></text:span><text:span text:style-name="Default_20_Paragraph_20_Font"><text:span text:style-name="T2"> without actually filling up the new object with values. In cases where there is an accepted algorithm, for example to create a plusgroup then a specific method such as </text:span></text:span><text:span text:style-name="Default_20_Paragraph_20_Font"><text:span text:style-name="T33">setPlusGroup</text:span></text:span><text:span text:style-name="Default_20_Paragraph_20_Font"><text:span text:style-name="T2"> can be implemented.</text:span></text:span></text:p>
      <text:p text:style-name="P2"><draw:frame draw:style-name="fr5" draw:name="Frame31" text:anchor-type="paragraph" svg:width="6.9063in" style:rel-width="95%" draw:z-index="24"><draw:text-box fo:min-height="0.2in"><text:p text:style-name="P2"><text:span text:style-name="Default_20_Paragraph_20_Font"><text:span text:style-name="T20">trim(x, ...)</text:span></text:span></text:p><table:table table:name="Table2" table:style-name="Table2"><table:table-column table:style-name="Table2.A"/><table:table-column table:style-name="Table2.B"/><table:table-row><table:table-cell table:style-name="Table2.A1" office:value-type="string"><text:p text:style-name="Table_20_Contents"><text:span text:style-name="Source_20_Text">x</text:span></text:p></table:table-cell><table:table-cell table:style-name="Table2.A1" office:value-type="string"><text:p text:style-name="P6">an FLQuant.</text:p></table:table-cell></table:table-row><table:table-row><table:table-cell table:style-name="Table2.A1" office:value-type="string"><text:p text:style-name="P6"><text:span text:style-name="Source_20_Text">...</text:span></text:p></table:table-cell><table:table-cell table:style-name="Table2.A1" office:value-type="string"><text:p text:style-name="P6">The dimensions of the FLQuant to be trimmed, which can any of <text:span text:style-name="T30">year</text:span>, <text:span text:style-name="T30">unit</text:span>, <text:span text:style-name="T30">season</text:span>, <text:span text:style-name="T30">area</text:span> or <text:span text:style-name="T30">iter</text:span>. In the case of the quant dimension it will depend on its name, usualy <text:span text:style-name="T30">age</text:span> or <text:span text:style-name="T30">all</text:span>, but it can be something else that the user must know. In case of doubts run <text:span text:style-name="T30">quant</text:span> on your object. In any case the trim information is given in a numeric or character vector that must be in agreement with the dimensions of the quant. No point on selecting year 1 if it does not exist ... <text:s text:c="2"/></text:p></table:table-cell></table:table-row></table:table><text:p text:style-name="P2"><text:span text:style-name="Default_20_Paragraph_20_Font"><text:span text:style-name="T2"/></text:span></text:p></draw:text-box></draw:frame><text:soft-page-break/><text:span text:style-name="Default_20_Paragraph_20_Font"><text:span text:style-name="T2">Some examples below, note that the selection does not need to be continuous</text:span></text:span></text:p>
      <text:p text:style-name="P2"><draw:frame draw:style-name="fr3" draw:name="Frame14" text:anchor-type="paragraph" svg:width="6.9063in" style:rel-width="95%" draw:z-index="8"><draw:text-box fo:min-height="0.2in"><text:p text:style-name="P25"><text:span text:style-name="Default_20_Paragraph_20_Font"><text:span text:style-name="T34">&lt;&lt;&gt;&gt;=</text:span></text:span></text:p><text:p text:style-name="P25"><text:span text:style-name="Default_20_Paragraph_20_Font"><text:span text:style-name="T34">trim(catch.n(ple4), year=c(2000:2008), age=c(1:4))</text:span></text:span></text:p><text:p text:style-name="P25"><text:span text:style-name="Default_20_Paragraph_20_Font"><text:span text:style-name="T34">trim(catch.n(ple4sex), year=c(1995:2000), unit="female", age=10:14)</text:span></text:span></text:p><text:p text:style-name="P25"><text:span text:style-name="Default_20_Paragraph_20_Font"><text:span text:style-name="T34">@</text:span></text:span></text:p></draw:text-box></draw:frame><text:span text:style-name="Default_20_Paragraph_20_Font"><text:span text:style-name="T2">Bare in mind that when changing the information about a stock by trimming some information, the other information must also be computed, e.g., if 'age' is trimmed in ple4, catch, landings and discards need to be recalculated. However, the effect of getting rid of younger ages is not necessarily the same as getting rid of older ages since often the oldest age is a plus group and represents the sum of all ages greater or equal to that age.</text:span></text:span></text:p>
      <text:p text:style-name="P2"><text:span text:style-name="Default_20_Paragraph_20_Font"><text:span text:style-name="T2">Another example to illustrate </text:span></text:span><text:span text:style-name="Default_20_Paragraph_20_Font"><text:span text:style-name="T33">trim</text:span></text:span><text:span text:style-name="Default_20_Paragraph_20_Font"><text:span text:style-name="T2">'s flexibility</text:span></text:span></text:p>
      <text:p text:style-name="P2"><draw:frame draw:style-name="fr3" draw:name="Frame33" text:anchor-type="paragraph" svg:width="6.9063in" style:rel-width="95%" draw:z-index="25"><draw:text-box fo:min-height="0.2in"><text:p text:style-name="P25"><text:span text:style-name="Default_20_Paragraph_20_Font"><text:span text:style-name="T34">&lt;&lt;&gt;&gt;=</text:span></text:span></text:p><text:p text:style-name="P25"><text:span text:style-name="Default_20_Paragraph_20_Font"><text:span text:style-name="T34">trim(catch.n(ple4), year=c(1990:1995, 2000, 2008), age=c(4:1))</text:span></text:span></text:p><text:p text:style-name="P25"><text:span text:style-name="Default_20_Paragraph_20_Font"><text:span text:style-name="T34">@</text:span></text:span></text:p></draw:text-box></draw:frame><text:span text:style-name="Default_20_Paragraph_20_Font"><text:span text:style-name="T2">As mentioned above, to select and extend continuous years on the object use</text:span></text:span></text:p>
      <text:p text:style-name="P2"><draw:frame draw:style-name="fr2" draw:name="Frame32" text:anchor-type="paragraph" svg:width="6.9071in" style:rel-width="95%" draw:z-index="39"><draw:text-box fo:min-height="0.2in"><text:p text:style-name="P2"><text:span text:style-name="Default_20_Paragraph_20_Font"><text:span text:style-name="T20">window(x, start, end)</text:span></text:span></text:p><table:table table:name="Table4" table:style-name="Table4"><table:table-column table:style-name="Table4.A"/><table:table-column table:style-name="Table4.B"/><table:table-row><table:table-cell table:style-name="Table4.A1" office:value-type="string"><text:p text:style-name="P7"><text:span text:style-name="Source_20_Text">x</text:span></text:p></table:table-cell><table:table-cell table:style-name="Table4.A1" office:value-type="string"><text:p text:style-name="P7">an FLQuant.</text:p></table:table-cell></table:table-row><table:table-row><table:table-cell table:style-name="Table4.A1" office:value-type="string"><text:p text:style-name="P7"><text:span text:style-name="Source_20_Text">start</text:span></text:p></table:table-cell><table:table-cell table:style-name="Table4.A1" office:value-type="string"><text:p text:style-name="P7">First year in new FLQuant</text:p></table:table-cell></table:table-row><table:table-row><table:table-cell table:style-name="Table4.A1" office:value-type="string"><text:p text:style-name="P7"><text:span text:style-name="Source_20_Text">end</text:span></text:p></table:table-cell><table:table-cell table:style-name="Table4.A1" office:value-type="string"><text:p text:style-name="P7">Last year in new FLQuant</text:p></table:table-cell></table:table-row></table:table><text:p text:style-name="P2"><text:span text:style-name="Default_20_Paragraph_20_Font"><text:span text:style-name="T2"/></text:span></text:p></draw:text-box></draw:frame><text:soft-page-break/><text:span text:style-name="Default_20_Paragraph_20_Font"><text:span text:style-name="T2">A simple example</text:span></text:span></text:p>
      <text:p text:style-name="P2"><draw:frame draw:style-name="fr3" draw:name="Frame10" text:anchor-type="paragraph" svg:width="6.9071in" style:rel-width="95%" draw:z-index="9"><draw:text-box fo:min-height="0.2in"><text:p text:style-name="P17"><text:span text:style-name="Default_20_Paragraph_20_Font"><text:span text:style-name="T34">&lt;&lt;&gt;&gt;=</text:span></text:span></text:p><text:p text:style-name="P17"><text:span text:style-name="Default_20_Paragraph_20_Font"><text:span text:style-name="T34">window(catch.n(ple4), 2005, 2010)</text:span></text:span></text:p><text:p text:style-name="P17"><text:span text:style-name="Default_20_Paragraph_20_Font"><text:span text:style-name="T34">@</text:span></text:span></text:p></draw:text-box></draw:frame><text:span text:style-name="Default_20_Paragraph_20_Font"><text:span text:style-name="T9">While more technical manipulations like setting a new plus group can be done with </text:span></text:span></text:p>
      <text:p text:style-name="P2"><draw:frame draw:style-name="fr4" draw:name="Frame15" text:anchor-type="paragraph" svg:width="6.9063in" style:rel-width="95%" draw:z-index="26"><draw:text-box fo:min-height="0.2in"><text:p text:style-name="P2"><text:span text:style-name="Default_20_Paragraph_20_Font"><text:span text:style-name="T21">setPlusGroup(x, plusgroup, ...)</text:span></text:span></text:p><table:table table:name="Table5" table:style-name="Table5"><table:table-column table:style-name="Table5.A"/><table:table-column table:style-name="Table5.B"/><table:table-row><table:table-cell table:style-name="Table5.A1" office:value-type="string"><text:p text:style-name="P7"><text:span text:style-name="Source_20_Text">x</text:span></text:p></table:table-cell><table:table-cell table:style-name="Table5.A1" office:value-type="string"><text:p text:style-name="P7">an FLQuant.</text:p></table:table-cell></table:table-row><table:table-row><table:table-cell table:style-name="Table5.A1" office:value-type="string"><text:p text:style-name="P7"><text:span text:style-name="Source_20_Text">plusgroups</text:span></text:p></table:table-cell><table:table-cell table:style-name="Table5.A1" office:value-type="string"><text:p text:style-name="P7">the age for the new plus group</text:p></table:table-cell></table:table-row><table:table-row><table:table-cell table:style-name="Table5.A1" office:value-type="string"><text:p text:style-name="P7"><text:span text:style-name="Source_20_Text">...</text:span></text:p></table:table-cell><table:table-cell table:style-name="Table5.A1" office:value-type="string"><text:p text:style-name="P7">not implemented for the moment.</text:p></table:table-cell></table:table-row></table:table><text:p text:style-name="P2"><text:span text:style-name="Default_20_Paragraph_20_Font"><text:span text:style-name="T9"/></text:span></text:p></draw:text-box></draw:frame><text:span text:style-name="Default_20_Paragraph_20_Font"><text:span text:style-name="T9">A simple example</text:span></text:span></text:p>
      <text:p text:style-name="P2"><draw:frame draw:style-name="fr6" draw:name="Frame16" text:anchor-type="paragraph" svg:width="6.9063in" style:rel-width="95%" draw:z-index="38"><draw:text-box fo:min-height="0.2in"><text:p text:style-name="P25"><text:span text:style-name="Default_20_Paragraph_20_Font"><text:span text:style-name="T23">&lt;&lt;&gt;&gt;=</text:span></text:span></text:p><text:p text:style-name="P25"><text:span text:style-name="Default_20_Paragraph_20_Font"><text:span text:style-name="T23">setPlusGroup(catch.n(ple4), 5)[,ac(2005:2008)]</text:span></text:span></text:p><text:p text:style-name="P25"><text:span text:style-name="Default_20_Paragraph_20_Font"><text:span text:style-name="T23">quantMeans(catch.n(ple4)[ac(5:10),ac(2005:2008)])</text:span></text:span></text:p><text:p text:style-name="P25"><text:span text:style-name="Default_20_Paragraph_20_Font"><text:span text:style-name="T23">@</text:span></text:span></text:p></draw:text-box></draw:frame><text:span text:style-name="Default_20_Paragraph_20_Font"><text:span text:style-name="T9">Note that when applied to a </text:span></text:span><text:span text:style-name="Default_20_Paragraph_20_Font"><text:span text:style-name="T28">FLQuant</text:span></text:span><text:span text:style-name="Default_20_Paragraph_20_Font"><text:span text:style-name="T9"> the method simply computes the average of the age groups to be merged.</text:span></text:span></text:p>
      <text:p text:style-name="P2"><text:span text:style-name="Default_20_Paragraph_20_Font"><text:span text:style-name="T9">Expanding in general can be done with</text:span></text:span></text:p>
      <text:p text:style-name="P2"><draw:frame draw:style-name="fr5" draw:name="Frame35" text:anchor-type="paragraph" svg:width="6.9063in" style:rel-width="95%" draw:z-index="27"><draw:text-box fo:min-height="0.2in"><text:p text:style-name="P2"><text:span text:style-name="Default_20_Paragraph_20_Font"><text:span text:style-name="T33">expand(x, ...)</text:span></text:span></text:p><table:table table:name="Table6" table:style-name="Table6"><table:table-column table:style-name="Table6.A"/><table:table-column table:style-name="Table6.B"/><table:table-row><table:table-cell table:style-name="Table6.A1" office:value-type="string"><text:p text:style-name="P6"><text:span text:style-name="Source_20_Text">x</text:span></text:p></table:table-cell><table:table-cell table:style-name="Table6.A1" office:value-type="string"><text:p text:style-name="P6">an FLQuant.</text:p></table:table-cell></table:table-row><table:table-row><table:table-cell table:style-name="Table6.A1" office:value-type="string"><text:p text:style-name="P6"><text:span text:style-name="Source_20_Text">...</text:span></text:p></table:table-cell><table:table-cell table:style-name="Table6.A1" office:value-type="string"><text:p text:style-name="P6">The dimensions of the FLQuant to be expanded, which can any of <text:span text:style-name="T30">year</text:span>, <text:span text:style-name="T30">unit</text:span>, <text:span text:style-name="T30">season</text:span>, <text:span text:style-name="T30">area</text:span> or <text:span text:style-name="T30">iter</text:span>. In the case of the quant dimension it will depend on its name, usualy <text:span text:style-name="T30">age</text:span> or <text:span text:style-name="T30">all</text:span>, but it can be something else that the user must know. In case of doubts run <text:span text:style-name="T30">quant</text:span> on your object. In any case the expand information is given in a numeric or character vector that must be in agreement with the dimensions of the quant. In particular it must start on the initial value of the dimension. This is redundant and likely to be changed in the future.</text:p></table:table-cell></table:table-row></table:table><text:p text:style-name="P2"><text:span text:style-name="Default_20_Paragraph_20_Font"><text:span text:style-name="T2"/></text:span></text:p></draw:text-box></draw:frame><text:soft-page-break/><text:span text:style-name="Default_20_Paragraph_20_Font"><text:span text:style-name="T2">Note that the usage of </text:span></text:span><text:span text:style-name="Default_20_Paragraph_20_Font"><text:span text:style-name="T33">expand</text:span></text:span><text:span text:style-name="Default_20_Paragraph_20_Font"><text:span text:style-name="T2"> for the non-numeric dimensions like </text:span></text:span><text:span text:style-name="Default_20_Paragraph_20_Font"><text:span text:style-name="T33">unit</text:span></text:span><text:span text:style-name="Default_20_Paragraph_20_Font"><text:span text:style-name="T2"> and </text:span></text:span><text:span text:style-name="Default_20_Paragraph_20_Font"><text:span text:style-name="T33">area</text:span></text:span><text:span text:style-name="Default_20_Paragraph_20_Font"><text:span text:style-name="T2"> can be tricky. For example if you add extra seasons or units what should be the new stock weights-at-age?</text:span></text:span></text:p>
      <text:p text:style-name="P22"><draw:frame draw:style-name="fr3" draw:name="Frame17" text:anchor-type="paragraph" svg:width="6.9063in" style:rel-width="95%" draw:z-index="10"><draw:text-box fo:min-height="0.2in"><text:p text:style-name="P25"><text:span text:style-name="Default_20_Paragraph_20_Font"><text:span text:style-name="T23">&lt;&lt;&gt;&gt;=</text:span></text:span></text:p><text:p text:style-name="P25"><text:span text:style-name="Default_20_Paragraph_20_Font"><text:span text:style-name="T23">expand(catch.n(ple4), age=1:12)[, ac(2005: 2008)]</text:span></text:span></text:p><text:p text:style-name="P25"><text:span text:style-name="Default_20_Paragraph_20_Font"><text:span text:style-name="T23">expand(catch.n(ple4), unit=c("unique", "female"))[, ac(2005: 2008)]</text:span></text:span></text:p><text:p text:style-name="P25"><text:span text:style-name="Default_20_Paragraph_20_Font"><text:span text:style-name="T23">@</text:span></text:span></text:p></draw:text-box></draw:frame><text:span text:style-name="Default_20_Paragraph_20_Font"><text:span text:style-name="T2">And to expand and fill the empty information at once use</text:span></text:span></text:p>
      <text:p text:style-name="P2"><draw:frame draw:style-name="fr5" draw:name="Frame36" text:anchor-type="paragraph" svg:width="6.9063in" style:rel-width="95%" draw:z-index="28"><draw:text-box fo:min-height="0.2in"><text:p text:style-name="P22"><text:span text:style-name="Default_20_Paragraph_20_Font"><text:span text:style-name="T33">propagate(object, ...)</text:span></text:span></text:p><table:table table:name="Table7" table:style-name="Table7"><table:table-column table:style-name="Table7.A"/><table:table-column table:style-name="Table7.B"/><table:table-row><table:table-cell table:style-name="Table7.A1" office:value-type="string"><text:p text:style-name="P6"><text:span text:style-name="Source_20_Text">object</text:span></text:p></table:table-cell><table:table-cell table:style-name="Table7.A1" office:value-type="string"><text:p text:style-name="P6">an FLQuant.</text:p></table:table-cell></table:table-row><table:table-row><table:table-cell table:style-name="Table7.A1" office:value-type="string"><text:p text:style-name="P6"><text:span text:style-name="Source_20_Text">...</text:span></text:p></table:table-cell><table:table-cell table:style-name="Table7.A1" office:value-type="string"><text:p text:style-name="P6">These can be <text:span text:style-name="T30">iter</text:span> , the number of iters to be added, and <text:span text:style-name="T30">fill.iter</text:span> a logical defining it the new iters should have the same information as the first (the default) or not.</text:p></table:table-cell></table:table-row></table:table><text:p text:style-name="P2"><text:span text:style-name="Default_20_Paragraph_20_Font"><text:span text:style-name="T2"/></text:span></text:p></draw:text-box></draw:frame><text:span text:style-name="Default_20_Paragraph_20_Font"><text:span text:style-name="T2">Note the effect of the </text:span></text:span><text:span text:style-name="Default_20_Paragraph_20_Font"><text:span text:style-name="T33">fill.iter</text:span></text:span><text:span text:style-name="Default_20_Paragraph_20_Font"><text:span text:style-name="T2"> argument.</text:span></text:span></text:p>
      <text:h text:style-name="P33" text:outline-level="2"><draw:frame draw:style-name="fr3" draw:name="Frame18" text:anchor-type="paragraph" svg:width="6.9063in" style:rel-width="95%" draw:z-index="11"><draw:text-box fo:min-height="0.2in"><text:p text:style-name="P25"><text:span text:style-name="Default_20_Paragraph_20_Font"><text:span text:style-name="T23">&lt;&lt;&gt;&gt;=</text:span></text:span></text:p><text:p text:style-name="P25"><text:span text:style-name="Default_20_Paragraph_20_Font"><text:span text:style-name="T23">flq &lt;- propagate(catch.n(ple4), 10)</text:span></text:span></text:p><text:p text:style-name="P25"><text:span text:style-name="Default_20_Paragraph_20_Font"><text:span text:style-name="T23">all.equal(iter(flq, 1), iter(flq, 10), check.attributes=FALSE)</text:span></text:span></text:p><text:p text:style-name="P25"><text:span text:style-name="Default_20_Paragraph_20_Font"><text:span text:style-name="T23">flq &lt;- propagate(catch.n(ple4), 10, fill.iter=FALSE)</text:span></text:span></text:p><text:p text:style-name="P25"><text:span text:style-name="Default_20_Paragraph_20_Font"><text:span text:style-name="T23">all.equal(iter(flq, 1), iter(flq, 10), check.attributes=FALSE)</text:span></text:span></text:p><text:p text:style-name="P25"><text:span text:style-name="Default_20_Paragraph_20_Font"><text:span text:style-name="T23">@</text:span></text:span></text:p></draw:text-box></draw:frame><text:soft-page-break/> Random Variables</text:h>
      <text:p text:style-name="P2"><text:span text:style-name="Default_20_Paragraph_20_Font"><text:span text:style-name="T16">In </text:span></text:span><text:a xlink:type="simple" xlink:href="http://flr-project.org/"><text:span text:style-name="Default_20_Paragraph_20_Font"><text:span text:style-name="T10">FLR</text:span></text:span></text:a><text:span text:style-name="Default_20_Paragraph_20_Font"><text:span text:style-name="T15"> random variables are modelled in the 6</text:span></text:span><text:span text:style-name="Default_20_Paragraph_20_Font"><text:span text:style-name="T24">th</text:span></text:span><text:span text:style-name="Default_20_Paragraph_20_Font"><text:span text:style-name="T15"> dimension of the </text:span></text:span><text:span text:style-name="Default_20_Paragraph_20_Font"><text:span text:style-name="T25">FLQuant</text:span></text:span><text:span text:style-name="Default_20_Paragraph_20_Font"><text:span text:style-name="T15"> i.e. </text:span></text:span><text:span text:style-name="Default_20_Paragraph_20_Font"><text:span text:style-name="T17">iter</text:span></text:span><text:span text:style-name="Default_20_Paragraph_20_Font"><text:span text:style-name="T15">. Some distributions are already implemented in </text:span></text:span><text:a xlink:type="simple" xlink:href="http://flr-project.org/"><text:span text:style-name="Default_20_Paragraph_20_Font"><text:span text:style-name="T10">FLR</text:span></text:span></text:a><text:span text:style-name="Default_20_Paragraph_20_Font"><text:span text:style-name="T15"> making coding easier and more readable, which interact <text:s/>directly with </text:span></text:span><text:span text:style-name="Default_20_Paragraph_20_Font"><text:span text:style-name="T25">FLQuants</text:span></text:span><text:span text:style-name="Default_20_Paragraph_20_Font"><text:span text:style-name="T15">.</text:span></text:span></text:p>
      <text:list xml:id="list2100250496" text:style-name="L1">
        <text:list-item>
          <text:p text:style-name="P39"><text:span text:style-name="Default_20_Paragraph_20_Font"><text:span text:style-name="T17">runif(n, min, max)</text:span></text:span></text:p>
        </text:list-item>
        <text:list-item>
          <text:p text:style-name="P39"><text:span text:style-name="Default_20_Paragraph_20_Font"><text:span text:style-name="T17">rnorm(n, mean, sd)</text:span></text:span></text:p>
        </text:list-item>
        <text:list-item>
          <text:p text:style-name="P39"><text:span text:style-name="Default_20_Paragraph_20_Font"><text:span text:style-name="T17">rlnorm(n, meanlog, <text:s/>sdlog)</text:span></text:span></text:p>
        </text:list-item>
      </text:list>
      <text:p text:style-name="P2"><text:span text:style-name="Default_20_Paragraph_20_Font"><text:span text:style-name="T15">For all of these check the relevant help page for a description of each argument. </text:span></text:span><text:a xlink:type="simple" xlink:href="http://flr-project.org/"><text:span text:style-name="Default_20_Paragraph_20_Font"><text:span text:style-name="T10">FLR</text:span></text:span></text:a><text:span text:style-name="Default_20_Paragraph_20_Font"><text:span text:style-name="T15">'s implementation simply allows the usage of </text:span></text:span><text:span text:style-name="Default_20_Paragraph_20_Font"><text:span text:style-name="T25">FLQuant</text:span></text:span><text:span text:style-name="Default_20_Paragraph_20_Font"><text:span text:style-name="T15"> objects for the arguments.</text:span></text:span></text:p>
      <text:p text:style-name="P16"><draw:frame draw:style-name="fr3" draw:name="Frame19" text:anchor-type="paragraph" svg:width="6.9063in" style:rel-width="95%" draw:z-index="12"><draw:text-box fo:min-height="0.2in"><text:p text:style-name="P25"><text:span text:style-name="Default_20_Paragraph_20_Font"><text:span text:style-name="T23">&lt;&lt;fig=TRUE&gt;&gt;=</text:span></text:span></text:p><text:p text:style-name="P25"><text:span text:style-name="Default_20_Paragraph_20_Font"><text:span text:style-name="T23">flq &lt;- rnorm(100, m(ple4), sd=0.3)</text:span></text:span></text:p><text:p text:style-name="P25"><text:span text:style-name="Default_20_Paragraph_20_Font"><text:span text:style-name="T23">print(bwplot(data~year|factor(age), data=trim(flq, age=1), main="I know so much about natural mortality !", ylab="", xlab="year"))</text:span></text:span></text:p><text:p text:style-name="P25"><text:span text:style-name="Default_20_Paragraph_20_Font"><text:span text:style-name="T23">@</text:span></text:span></text:p></draw:text-box></draw:frame><text:span text:style-name="Default_20_Paragraph_20_Font"><text:span text:style-name="T15"/></text:span></text:p>
      <text:p text:style-name="P2"><draw:frame draw:style-name="fr3" draw:name="Frame20" text:anchor-type="paragraph" svg:width="6.9063in" style:rel-width="95%" draw:z-index="13"><draw:text-box fo:min-height="0.2in"><text:p text:style-name="P25"><text:span text:style-name="Default_20_Paragraph_20_Font"><text:span text:style-name="T23">&lt;&lt;fig=TRUE&gt;&gt;=</text:span></text:span></text:p><text:p text:style-name="P25"><text:span text:style-name="Default_20_Paragraph_20_Font"><text:span text:style-name="T23">flq &lt;- rlnorm(100, m(ple4), sd=0.3)</text:span></text:span></text:p><text:p text:style-name="P25"><text:span text:style-name="Default_20_Paragraph_20_Font"><text:span text:style-name="T23">print(bwplot(data~year|factor(age), data=trim(flq, age=1), main="I know its log-normal !", ylab="", xlab="year"))</text:span></text:span></text:p><text:p text:style-name="P25"><text:span text:style-name="Default_20_Paragraph_20_Font"><text:span text:style-name="T23">@</text:span></text:span></text:p></draw:text-box></draw:frame><text:span text:style-name="Default_20_Paragraph_20_Font"><text:span text:style-name="T17">runif </text:span></text:span><text:span text:style-name="Default_20_Paragraph_20_Font"><text:span text:style-name="T15">can be used to generate other distributions, since if you set min=0 and max=1, then it returns the probability of a value and if you know the quantile function either empirical (e.g. qnorm) or non-parametric from a model fit (e.g. the residuals) then an appropriate pdf can be generated.</text:span></text:span></text:p>
      <text:p text:style-name="P2"><text:span text:style-name="Default_20_Paragraph_20_Font"><text:span text:style-name="T9">Creating an non-parametric random variable can be done using the basic </text:span></text:span><text:a xlink:type="simple" xlink:href="http://r-project.org/"><text:span text:style-name="Default_20_Paragraph_20_Font"><text:span text:style-name="T11">R</text:span></text:span></text:a><text:span text:style-name="Default_20_Paragraph_20_Font"><text:span text:style-name="T9"> methods, sweep, apply and propagate.</text:span></text:span></text:p>
      <text:h text:style-name="P38" text:outline-level="1"><draw:frame draw:style-name="fr3" draw:name="Frame21" text:anchor-type="paragraph" svg:width="6.9063in" style:rel-width="95%" draw:z-index="14"><draw:text-box fo:min-height="0.2in"><text:p text:style-name="P25"><text:span text:style-name="Default_20_Paragraph_20_Font"><text:span text:style-name="T23">&lt;&lt;fig=TRUE&gt;&gt;=</text:span></text:span></text:p><text:p text:style-name="P25"><text:span text:style-name="Default_20_Paragraph_20_Font"><text:span text:style-name="T23">selPat&lt;-sweep(harvest(ple4),2,fbar(ple4),"/")</text:span></text:span></text:p><text:p text:style-name="P25"><text:span text:style-name="Default_20_Paragraph_20_Font"><text:span text:style-name="T23">mnSel &lt;-apply(selPat,1,mean)</text:span></text:span></text:p><text:p text:style-name="P25"><text:span text:style-name="Default_20_Paragraph_20_Font"><text:span text:style-name="T23">selRsd&lt;-log(sweep(selPat,1,mnSel,"/"))</text:span></text:span></text:p><text:p text:style-name="P25"><text:span text:style-name="Default_20_Paragraph_20_Font"><text:span text:style-name="T23">rvSel <text:s/>&lt;-propagate(selRsd,100)</text:span></text:span></text:p><text:p text:style-name="P25"><text:span text:style-name="Default_20_Paragraph_20_Font"><text:span text:style-name="T23">rvSel[]&lt;-c(selRsd)[sample(1:length(selRsd),prod(dim(rvSel)),replace=T)]</text:span></text:span></text:p><text:p text:style-name="P25"><text:span text:style-name="Default_20_Paragraph_20_Font"><text:span text:style-name="T23">rvSel <text:s/>&lt;-sweep(exp(rvSel),1,mnSel,"*")</text:span></text:span></text:p><text:p text:style-name="P25"><text:span text:style-name="Default_20_Paragraph_20_Font"><text:span text:style-name="T23">pfun &lt;- function(x,y,...){ </text:span></text:span></text:p><text:p text:style-name="P25"><text:span text:style-name="Default_20_Paragraph_20_Font"><text:span text:style-name="T23"><text:tab/>panel.grid(h=-1, v=-1, col="white", lwd=2) </text:span></text:span></text:p><text:p text:style-name="P25"><text:span text:style-name="Default_20_Paragraph_20_Font"><text:span text:style-name="T23"><text:tab/>panel.bwplot(x,y,...) </text:span></text:span></text:p><text:p text:style-name="P25"><text:span text:style-name="Default_20_Paragraph_20_Font"><text:span text:style-name="T23">} </text:span></text:span></text:p><text:p text:style-name="P25"><text:span text:style-name="Default_20_Paragraph_20_Font"><text:span text:style-name="T23">pset &lt;- list(background=list(col="gray95"), plot.symbol=list(pch=19, cex=0.5)) </text:span></text:span></text:p><text:p text:style-name="P25"><text:span text:style-name="Default_20_Paragraph_20_Font"><text:span text:style-name="T23">print( bwplot(data~factor(age), data=rvSel, par.settings=pset, panel=pfun) )</text:span></text:span></text:p><text:p text:style-name="P25"><text:span text:style-name="Default_20_Paragraph_20_Font"><text:span text:style-name="T23">@</text:span></text:span></text:p></draw:text-box></draw:frame><text:soft-page-break/>FLlst and FLQuants </text:h>
      <text:p text:style-name="P13">The methods applied to <text:span text:style-name="T41">FLQuant</text:span> can also be used for the generic <text:span text:style-name="T30">FLlst</text:span> objects and more directly to <text:span text:style-name="T41">FLQuants</text:span>, by using <text:span text:style-name="T30">lapply</text:span>. Which will apply a function over all elements in a list. For more information on <text:span text:style-name="T30">lapply</text:span> look for the help pages.</text:p>
      <text:p text:style-name="P5"><draw:frame draw:style-name="fr5" draw:name="Frame37" text:anchor-type="paragraph" svg:width="6.9063in" style:rel-width="95%" draw:z-index="29"><draw:text-box fo:min-height="0.2in"><text:p text:style-name="P23">lapply(X, FUN, ...)</text:p><table:table table:name="Table8" table:style-name="Table8"><table:table-column table:style-name="Table8.A"/><table:table-column table:style-name="Table8.B"/><table:table-row><table:table-cell table:style-name="Table8.A1" office:value-type="string"><text:p text:style-name="P6"><text:span text:style-name="Source_20_Text">X</text:span></text:p></table:table-cell><table:table-cell table:style-name="Table8.A1" office:value-type="string"><text:p text:style-name="P6">an FLlst object</text:p></table:table-cell></table:table-row><table:table-row><table:table-cell table:style-name="Table8.A1" office:value-type="string"><text:p text:style-name="P6">FUN</text:p></table:table-cell><table:table-cell table:style-name="Table8.A1" office:value-type="string"><text:p text:style-name="P6">the function to be applied to each element of ‘X’. <text:s/>In the case of functions like ‘+’, ‘%*%’, etc., the function name must be backquoted or quoted.</text:p></table:table-cell></table:table-row><table:table-row><table:table-cell table:style-name="Table8.A1" office:value-type="string"><text:p text:style-name="P6"><text:span text:style-name="Source_20_Text">...</text:span></text:p></table:table-cell><table:table-cell table:style-name="Table8.A1" office:value-type="string"><text:p text:style-name="P6">optional arguments to ‘FUN’</text:p></table:table-cell></table:table-row></table:table><text:p text:style-name="P4"/></draw:text-box></draw:frame>The examples below illustrate the functionality of lapply. Check that if the function applied does not return a number then the output of lapply will be a list instead of an <text:span text:style-name="T30">FLlst</text:span> object. The <text:span text:style-name="T30">as</text:span> method is used to coerce objects between classes, here it is used to coerce a <text:span text:style-name="T30">FLStock</text:span> object into a <text:span text:style-name="T41">FLQuants</text:span> list.</text:p>
      <text:p text:style-name="P13"><draw:frame draw:style-name="fr3" draw:name="Frame22" text:anchor-type="paragraph" svg:width="6.9063in" style:rel-width="95%" draw:z-index="15"><draw:text-box fo:min-height="0.2in"><text:p text:style-name="P25"><text:span text:style-name="Default_20_Paragraph_20_Font"><text:span text:style-name="T23">&lt;&lt;&gt;&gt;=</text:span></text:span></text:p><text:p text:style-name="P25"><text:span text:style-name="Default_20_Paragraph_20_Font"><text:span text:style-name="T23">flqs &lt;- as(ple4, "FLQuants") </text:span></text:span></text:p><text:p text:style-name="P25"><text:span text:style-name="Default_20_Paragraph_20_Font"><text:span text:style-name="T23">flqs2 &lt;- lapply(flqs, yearMeans) </text:span></text:span></text:p><text:p text:style-name="P25"><text:span text:style-name="Default_20_Paragraph_20_Font"><text:span text:style-name="T23">lst &lt;- list() </text:span></text:span></text:p><text:p text:style-name="P25"><text:span text:style-name="Default_20_Paragraph_20_Font"><text:span text:style-name="T23">length(lst) &lt;- length(flqs) </text:span></text:span></text:p><text:p text:style-name="P25"><text:span text:style-name="Default_20_Paragraph_20_Font"><text:span text:style-name="T23">names(lst) &lt;- names(flqs) </text:span></text:span></text:p><text:p text:style-name="P25"><text:span text:style-name="Default_20_Paragraph_20_Font"><text:span text:style-name="T23">for(i in 1:length(flqs)) lst[[i]] &lt;- yearMeans(flqs[[i]]) </text:span></text:span></text:p><text:p text:style-name="P25"><text:span text:style-name="Default_20_Paragraph_20_Font"><text:span text:style-name="T23">all.equal(flqs2, lst, check.attributes=FALSE) </text:span></text:span></text:p><text:p text:style-name="P25"><text:span text:style-name="Default_20_Paragraph_20_Font"><text:span text:style-name="T23">is(flqs2)</text:span></text:span></text:p><text:p text:style-name="P25"><text:span text:style-name="Default_20_Paragraph_20_Font"><text:span text:style-name="T23">flqs3 &lt;- lapply(flqs, units)</text:span></text:span></text:p><text:p text:style-name="P25"><text:span text:style-name="Default_20_Paragraph_20_Font"><text:span text:style-name="T23">is(flqs3)</text:span></text:span></text:p><text:p text:style-name="P25"><text:span text:style-name="Default_20_Paragraph_20_Font"><text:span text:style-name="T23">@</text:span></text:span></text:p></draw:text-box></draw:frame><text:soft-page-break/>Remember that <text:span text:style-name="T30">units</text:span> return a character with the units of the data, which is not possible to coerce into a <text:span text:style-name="T41">FLQuant</text:span>.</text:p>
      <text:p text:style-name="P13">The next example is based on a function that calculates the average of the last n years. </text:p>
      <text:p text:style-name="P13"><draw:frame draw:style-name="fr3" draw:name="Frame23" text:anchor-type="paragraph" svg:width="6.9063in" style:rel-width="95%" draw:z-index="16"><draw:text-box fo:min-height="0.2in"><text:p text:style-name="P25"><text:span text:style-name="Default_20_Paragraph_20_Font"><text:span text:style-name="T23">&lt;&lt;&gt;&gt;=</text:span></text:span></text:p><text:p text:style-name="P25"><text:span text:style-name="Default_20_Paragraph_20_Font"><text:span text:style-name="T23">wts &lt;- FLQuants(stock.wt = stock.wt(ple4), catch.wt = catch.wt(ple4), landings.wt=landings.wt(ple4), discards.wt = discards.wt(ple4))</text:span></text:span></text:p><text:p text:style-name="P25"><text:span text:style-name="Default_20_Paragraph_20_Font"><text:span text:style-name="T23">mnWts &lt;- lapply(wts,function(x,nyrs) apply(x[,dim(x)[2]-0:nyrs],1,mean), nyrs=3)</text:span></text:span></text:p><text:p text:style-name="P25"><text:span text:style-name="Default_20_Paragraph_20_Font"><text:span text:style-name="T23">@</text:span></text:span></text:p></draw:text-box></draw:frame>More complicated procedures could be written in the same way, e.g. creating random variables from weights-at-age by turning the non parametric random variable example into a function and then using <text:span text:style-name="T30">lapply</text:span> with it.</text:p>
      <text:p text:style-name="P13">Now suppose one is dealing with a large simulation study and using lists of <text:span text:style-name="T30">FLStock</text:span> objects, the so called <text:span text:style-name="T30">FLStocks</text:span>, which is an extended class of <text:span text:style-name="T30">FLlst</text:span>. From this object one is interesting in extracting all the catch matrices,</text:p>
      <text:p text:style-name="P13"><draw:frame draw:style-name="fr3" draw:name="Frame24" text:anchor-type="paragraph" svg:width="6.9063in" style:rel-width="95%" draw:z-index="17"><draw:text-box fo:min-height="0.2in"><text:p text:style-name="P25"><text:span text:style-name="Default_20_Paragraph_20_Font"><text:span text:style-name="T23">&lt;&lt;&gt;&gt;=</text:span></text:span></text:p><text:p text:style-name="P25"><text:span text:style-name="Default_20_Paragraph_20_Font"><text:span text:style-name="T23">stks &lt;- FLStocks(stk1=ple4, stk2=ple4, stk3=ple4)</text:span></text:span></text:p><text:p text:style-name="P25"><text:span text:style-name="Default_20_Paragraph_20_Font"><text:span text:style-name="T23">is(stks)</text:span></text:span></text:p><text:p text:style-name="P25"><text:span text:style-name="Default_20_Paragraph_20_Font"><text:span text:style-name="T23">flqs &lt;- lapply(stks, catch.n)</text:span></text:span></text:p><text:p text:style-name="P25"><text:span text:style-name="Default_20_Paragraph_20_Font"><text:span text:style-name="T23">is(flqs)</text:span></text:span></text:p><text:p text:style-name="P25"><text:span text:style-name="Default_20_Paragraph_20_Font"><text:span text:style-name="T23">@</text:span></text:span></text:p></draw:text-box></draw:frame>because <text:span text:style-name="T30">catch.n</text:span> is a method one can apply it with <text:span text:style-name="T30">lapply</text:span> and get those slots, with the benefit of generating a <text:span text:style-name="T41">FLQuants</text:span> object, instead of a simple list. One way of introducing variability in catch-at-age in all <text:span text:style-name="T30">FLStocks</text:span> is the following:</text:p>
      <text:p text:style-name="P13"><draw:frame draw:style-name="fr3" draw:name="Frame25" text:anchor-type="paragraph" svg:width="6.9063in" style:rel-width="95%" draw:z-index="18"><draw:text-box fo:min-height="0.2in"><text:p text:style-name="P25"><text:span text:style-name="Default_20_Paragraph_20_Font"><text:span text:style-name="T23">&lt;&lt;&gt;&gt;=</text:span></text:span></text:p><text:p text:style-name="P25"><text:span text:style-name="Default_20_Paragraph_20_Font"><text:span text:style-name="T23">stkS &lt;- lapply(stks, function(x){ </text:span></text:span></text:p><text:p text:style-name="P25"><text:span text:style-name="Default_20_Paragraph_20_Font"><text:span text:style-name="T23">catch.n(x) &lt;- rlnorm(1000, catch.n(x), sd=0.3) </text:span></text:span></text:p><text:p text:style-name="P25"><text:span text:style-name="Default_20_Paragraph_20_Font"><text:span text:style-name="T23">x </text:span></text:span></text:p><text:p text:style-name="P25"><text:span text:style-name="Default_20_Paragraph_20_Font"><text:span text:style-name="T23">}) </text:span></text:span></text:p><text:p text:style-name="P25"><text:span text:style-name="Default_20_Paragraph_20_Font"><text:span text:style-name="T23">@</text:span></text:span></text:p></draw:text-box></draw:frame><text:soft-page-break/>Note that one can embed <text:span text:style-name="T30">lapply</text:span> within other <text:span text:style-name="T30">lapply</text:span> calls but be aware that the sequence of methods can have a large impact on the speed and memory used.</text:p>
      <text:p text:style-name="P13"><draw:frame draw:style-name="fr3" draw:name="Frame26" text:anchor-type="paragraph" svg:width="6.9063in" style:rel-width="95%" draw:z-index="19"><draw:text-box fo:min-height="0.2in"><text:p text:style-name="P25"><text:span text:style-name="Default_20_Paragraph_20_Font"><text:span text:style-name="T23">&lt;&lt;&gt;&gt;=</text:span></text:span></text:p><text:p text:style-name="P25"><text:span text:style-name="Default_20_Paragraph_20_Font"><text:span text:style-name="T23">system.time(lst1 &lt;- lapply(lapply(stkS, catch.n), trim, age=1:3)) </text:span></text:span></text:p><text:p text:style-name="P25"><text:span text:style-name="Default_20_Paragraph_20_Font"><text:span text:style-name="T23">system.time(lst2 &lt;- lapply(lapply(stkS, trim, age=1:3), catch.n)) </text:span></text:span></text:p><text:p text:style-name="P25"><text:span text:style-name="Default_20_Paragraph_20_Font"><text:span text:style-name="T23">all.equal(lst1, lst2) </text:span></text:span></text:p><text:p text:style-name="P25"><text:span text:style-name="Default_20_Paragraph_20_Font"><text:span text:style-name="T23">@</text:span></text:span></text:p></draw:text-box></draw:frame>An interesting method, with lots of applications for ploting is <text:span text:style-name="T30">mcf</text:span>, wich makes <text:span text:style-name="T41">FLQuants</text:span> compatible with respect to their dimensionality. Hence, the <text:span text:style-name="T41">FLQuants</text:span> in the returned object all have the same dimensions, padded with NAs if necessary.</text:p>
      <text:p text:style-name="P22"><draw:frame draw:style-name="fr5" draw:name="Frame38" text:anchor-type="paragraph" svg:width="6.9063in" style:rel-width="95%" draw:z-index="30"><draw:text-box fo:min-height="0.2in"><text:p text:style-name="P23">mcf(object, ...)</text:p><table:table table:name="Table9" table:style-name="Table9"><table:table-column table:style-name="Table9.A"/><table:table-column table:style-name="Table9.B"/><table:table-row><table:table-cell table:style-name="Table9.A1" office:value-type="string"><text:p text:style-name="P6"><text:span text:style-name="Source_20_Text">object</text:span></text:p></table:table-cell><table:table-cell table:style-name="Table9.A1" office:value-type="string"><text:p text:style-name="P6">A list of <text:span text:style-name="T30">FLQuant</text:span>, not necessarily a <text:span text:style-name="T30">FLQuants</text:span>.</text:p></table:table-cell></table:table-row><table:table-row><table:table-cell table:style-name="Table9.A1" office:value-type="string"><text:p text:style-name="P6"><text:span text:style-name="Source_20_Text">...</text:span></text:p></table:table-cell><table:table-cell table:style-name="Table9.A1" office:value-type="string"><text:p text:style-name="P6">Not imlpemented for the moment.</text:p></table:table-cell></table:table-row></table:table><text:p text:style-name="P21"/></draw:text-box></draw:frame>A simple example is</text:p>
      <text:h text:style-name="P38" text:outline-level="1"><draw:frame draw:style-name="fr3" draw:name="Frame27" text:anchor-type="paragraph" svg:width="6.9063in" style:rel-width="95%" draw:z-index="20"><draw:text-box fo:min-height="0.2in"><text:p text:style-name="P25"><text:span text:style-name="Default_20_Paragraph_20_Font"><text:span text:style-name="T23">&lt;&lt;fig=TRUE&gt;&gt;=</text:span></text:span></text:p><text:p text:style-name="P25"><text:span text:style-name="Default_20_Paragraph_20_Font"><text:span text:style-name="T23">flqs &lt;- mcf(list(f=fbar(ple4)[,ac(1995:2008)], ssb=ssb(ple4)[,ac(1990:2008)]))</text:span></text:span></text:p><text:p text:style-name="P25"><text:span text:style-name="Default_20_Paragraph_20_Font"><text:span text:style-name="T23">is(flqs)</text:span></text:span></text:p><text:p text:style-name="P25"><text:span text:style-name="Default_20_Paragraph_20_Font"><text:span text:style-name="T23">print(xyplot(data~year|qname, data=flqs, scales=list(y="free"), type=c("a"), main="A stock summary", ylab=""))</text:span></text:span></text:p><text:p text:style-name="P25"><text:span text:style-name="Default_20_Paragraph_20_Font"><text:span text:style-name="T23">@</text:span></text:span></text:p></draw:text-box></draw:frame>FLR Complex objects </text:h>
      <text:p text:style-name="P14"><text:span text:style-name="T5">Examples of </text:span><text:a xlink:type="simple" xlink:href="http://flr-project.org/"><text:span text:style-name="Default_20_Paragraph_20_Font"><text:span text:style-name="T4">FLR</text:span></text:span></text:a><text:span text:style-name="T5"> complex objects are </text:span><text:span text:style-name="T31">FLBiol</text:span><text:span text:style-name="T5">, </text:span><text:span text:style-name="T31">FLStock</text:span><text:span text:style-name="T5"> and </text:span><text:span text:style-name="T31">FLIndex</text:span><text:span text:style-name="T5">, often you may wish to process all of them using the same function, this can be done using </text:span><text:span text:style-name="T31">qapply</text:span><text:span text:style-name="T5">.</text:span></text:p>
      <text:p text:style-name="P5"><draw:frame draw:style-name="fr4" draw:name="Frame39" text:anchor-type="paragraph" svg:width="6.9063in" style:rel-width="95%" draw:z-index="31"><draw:text-box fo:min-height="0.2in"><text:p text:style-name="P23">qapply(X, FUN, ...)</text:p><table:table table:name="Table10" table:style-name="Table10"><table:table-column table:style-name="Table10.A"/><table:table-column table:style-name="Table10.B"/><table:table-row><table:table-cell table:style-name="Table10.A1" office:value-type="string"><text:p text:style-name="P6"><text:span text:style-name="Source_20_Text">X</text:span></text:p></table:table-cell><table:table-cell table:style-name="Table10.A1" office:value-type="string"><text:p text:style-name="P6">an FLR object, FLStock, FLBiol, FLFleet, FLIndex, etc</text:p></table:table-cell></table:table-row><table:table-row><table:table-cell table:style-name="Table10.A1" office:value-type="string"><text:p text:style-name="P6">FUN</text:p></table:table-cell><table:table-cell table:style-name="Table10.A1" office:value-type="string"><text:p text:style-name="P6">the function to be applied to each element of ‘X’. <text:s/>In the case of functions like ‘+’, ‘%*%’, etc., the function name must be backquoted or quoted.</text:p></table:table-cell></table:table-row><table:table-row><table:table-cell table:style-name="Table10.A1" office:value-type="string"><text:p text:style-name="P6"><text:span text:style-name="Source_20_Text">...</text:span></text:p></table:table-cell><table:table-cell table:style-name="Table10.A1" office:value-type="string"><text:p text:style-name="P6">optional arguments to ‘FUN’</text:p></table:table-cell></table:table-row></table:table><text:p text:style-name="P4"/></draw:text-box></draw:frame><text:soft-page-break/>The examples below illustrate the funcionality of qapply.</text:p>
      <text:h text:style-name="P35" text:outline-level="1"><draw:frame draw:style-name="fr3" draw:name="Frame28" text:anchor-type="paragraph" svg:width="6.9063in" style:rel-width="95%" draw:z-index="21"><draw:text-box fo:min-height="0.2in"><text:p text:style-name="P25"><text:span text:style-name="Default_20_Paragraph_20_Font"><text:span text:style-name="T23">&lt;&lt;&gt;&gt;=</text:span></text:span></text:p><text:p text:style-name="P25"><text:span text:style-name="Default_20_Paragraph_20_Font"><text:span text:style-name="T23">dm &lt;- qapply(ple4,dim)</text:span></text:span></text:p><text:p text:style-name="P25"><text:span text:style-name="Default_20_Paragraph_20_Font"><text:span text:style-name="T23">do.call("rbind", dm)</text:span></text:span></text:p><text:p text:style-name="P25"><text:span text:style-name="Default_20_Paragraph_20_Font"><text:span text:style-name="T23">ple4new &lt;- qapply(ple4, apply, 1, mean, na.rm=TRUE) </text:span></text:span></text:p><text:p text:style-name="P25"><text:span text:style-name="Default_20_Paragraph_20_Font"><text:span text:style-name="T23">all.equal(ple4new, qapply(ple4, yearMeans))</text:span></text:span></text:p><text:p text:style-name="P25"><text:span text:style-name="Default_20_Paragraph_20_Font"><text:span text:style-name="T23">ple4new &lt;- qapply(ple4, function(x) {names(dimnames(x))[1]&lt;-"what"; return(x)}) </text:span></text:span></text:p><text:p text:style-name="P25"><text:span text:style-name="Default_20_Paragraph_20_Font"><text:span text:style-name="T23">unlist(qapply(ple4new, quant))</text:span></text:span></text:p><text:p text:style-name="P25"><text:span text:style-name="Default_20_Paragraph_20_Font"><text:span text:style-name="T23">@</text:span></text:span></text:p></draw:text-box></draw:frame>Final thoughs</text:h>
      <text:p text:style-name="P29">As with all computing languages there's more than one way of doing the same thing and the “best” way will depend on the objectives of the analysis. Writing one off functions can often help in analyses, however if one is interested in speed it's a good idea to test your code and try to compute everything on the lowest level of the language. Using functions can also obscure what is being done and clarity is important for transparency. </text:p>
      <text:p text:style-name="P29"><text:a xlink:type="simple" xlink:href="http://flr-project.org/"><text:span text:style-name="Default_20_Paragraph_20_Font"><text:span text:style-name="T38">FLR</text:span></text:span></text:a> provides a few methods to deal with its objects which in our view cover all the important manipulations one is required to do. The biggest value is on the mixing and combination of these methods, but off course if something is missing <text:a xlink:type="simple" xlink:href="http://r-project.org/"><text:span text:style-name="Default_20_Paragraph_20_Font"><text:span text:style-name="T38">R</text:span></text:span></text:a> is a great language for quick development. Another major gain is in using other packages which may have implemented better methods than ours, that's the case of plyr (http://had.co.nz/ply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CMR10" svg:font-family="CMR10"/>
    <style:font-face style:name="OpenSymbol" svg:font-family="OpenSymbol"/>
    <style:font-face style:name="StarSymbol" svg:font-family="StarSymbol"/>
    <style:font-face style:name="Tahoma1" svg:font-family="Tahoma"/>
    <style:font-face style:name="Times New Roman2" svg:font-family="'Times New Roman'"/>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 of <text:page-count>15</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1-04T09:18:29</meta:creation-date>
    <dc:date>2010-09-07T15:33:49</dc:date>
    <meta:print-date>2010-03-18T10:10:22.61</meta:print-date>
    <dc:language>en-US</dc:language>
    <meta:editing-cycles>381</meta:editing-cycles>
    <meta:editing-duration>PT369H12M30S</meta:editing-duration>
    <dc:creator>Ernesto Jardim</dc:creator>
    <meta:printed-by>Laurence Kell</meta:printed-by>
    <meta:document-statistic meta:table-count="10" meta:image-count="0" meta:object-count="0" meta:page-count="15" meta:paragraph-count="315" meta:word-count="2721" meta:character-count="17943"/>
    <meta:user-defined meta:name="Info 1"/>
    <meta:user-defined meta:name="Info 2"/>
    <meta:user-defined meta:name="Info 3"/>
    <meta:user-defined meta:name="Info 4"/>
  </office:meta>
</office:document-meta>
</file>